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06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293cm"/>
    </style:style>
    <style:style style:name="co10" style:family="table-column">
      <style:table-column-properties fo:break-before="auto" style:column-width="1.462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Remuneração" table:style-name="ta1">
        <table:table-column table:style-name="co1" table:default-cell-style-name="dados"/>
        <table:table-column table:style-name="co2" table:default-cell-style-name="Default"/>
        <table:table-column table:style-name="co3" table:default-cell-style-name="Default"/>
        <table:table-column table:style-name="co3" table:default-cell-style-name="dados"/>
        <table:table-column table:style-name="co4" table:default-cell-style-name="dados"/>
        <table:table-column table:style-name="co5" table:default-cell-style-name="dados"/>
        <table:table-column table:style-name="co6" table:default-cell-style-name="dados"/>
        <table:table-column table:style-name="co7" table:default-cell-style-name="dados"/>
        <table:table-column table:style-name="co8" table:default-cell-style-name="dados"/>
        <table:table-column table:style-name="co5" table:default-cell-style-name="dados"/>
        <table:table-column table:style-name="co9" table:default-cell-style-name="dados"/>
        <table:table-column table:style-name="co10" table:default-cell-style-name="dados"/>
        <table:table-column table:style-name="co11" table:number-columns-repeated="2" table:default-cell-style-name="dados"/>
        <table:table-column table:style-name="co12" table:default-cell-style-name="dados"/>
        <table:table-column table:style-name="co13" table:default-cell-style-name="dados"/>
        <table:table-column table:style-name="co14" table:default-cell-style-name="dados"/>
        <table:table-column table:style-name="co15" table:default-cell-style-name="dados"/>
        <table:table-column table:style-name="co16" table:default-cell-style-name="dados"/>
        <table:table-column table:style-name="co17" table:number-columns-repeated="16365" table:default-cell-style-name="Default"/>
        <table:table-row table:style-name="ro1"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rgo</text:p>
          </table:table-cell>
          <table:table-cell table:style-name="ce3" office:value-type="string" calcext:value-type="string">
            <text:p>lotacao</text:p>
          </table:table-cell>
          <table:table-cell table:style-name="ce3" office:value-type="string" calcext:value-type="string">
            <text:p>fc_cc_descricao</text:p>
          </table:table-cell>
          <table:table-cell table:style-name="ce3" office:value-type="string" calcext:value-type="string">
            <text:p>remuneracao</text:p>
          </table:table-cell>
          <table:table-cell table:style-name="ce3" office:value-type="string" calcext:value-type="string">
            <text:p>outras_verbas</text:p>
          </table:table-cell>
          <table:table-cell table:style-name="ce3" office:value-type="string" calcext:value-type="string">
            <text:p>fc_cc</text:p>
          </table:table-cell>
          <table:table-cell table:style-name="ce3" office:value-type="string" calcext:value-type="string">
            <text:p>gratificacao_natalina</text:p>
          </table:table-cell>
          <table:table-cell table:style-name="ce3" office:value-type="string" calcext:value-type="string">
            <text:p>terco_ferias</text:p>
          </table:table-cell>
          <table:table-cell table:style-name="ce3" office:value-type="string" calcext:value-type="string">
            <text:p>abono_permanencia</text:p>
          </table:table-cell>
          <table:table-cell table:style-name="ce3" office:value-type="string" calcext:value-type="string">
            <text:p>outras_remuneracoes_temporarias</text:p>
          </table:table-cell>
          <table:table-cell table:style-name="ce3" office:value-type="string" calcext:value-type="string">
            <text:p>verbas_indenizatorias</text:p>
          </table:table-cell>
          <table:table-cell table:style-name="ce3" office:value-type="string" calcext:value-type="string">
            <text:p>total_rendimentos</text:p>
          </table:table-cell>
          <table:table-cell table:style-name="ce3" office:value-type="string" calcext:value-type="string">
            <text:p>contribuicao_previdenciaria</text:p>
          </table:table-cell>
          <table:table-cell table:style-name="ce3" office:value-type="string" calcext:value-type="string">
            <text:p>irrf</text:p>
          </table:table-cell>
          <table:table-cell table:style-name="ce3" office:value-type="string" calcext:value-type="string">
            <text:p>abate_teto</text:p>
          </table:table-cell>
          <table:table-cell table:style-name="ce3" office:value-type="string" calcext:value-type="string">
            <text:p>total_descontos</text:p>
          </table:table-cell>
          <table:table-cell table:style-name="ce3" office:value-type="string" calcext:value-type="string">
            <text:p>rendimento_liquido</text:p>
          </table:table-cell>
          <table:table-cell table:style-name="ce3" table:number-columns-repeated="16365"/>
        </table:table-row>
        <table:table-row table:style-name="ro1">
          <table:table-cell office:value-type="string" calcext:value-type="string">
            <text:p>00365</text:p>
          </table:table-cell>
          <table:table-cell office:value-type="string" calcext:value-type="string">
            <text:p>ALTAMIRO MIRANDA PEREIRA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269.94" calcext:value-type="currency">
            <text:p>R$ 4.269,9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7077.18" calcext:value-type="currency">
            <text:p>R$ 17.077,18</text:p>
          </table:table-cell>
          <table:table-cell office:value-type="currency" office:currency="BRL" office:value="1422.08" calcext:value-type="currency">
            <text:p>R$ 1.422,0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422.08" calcext:value-type="currency">
            <text:p>R$ 1.422,08</text:p>
          </table:table-cell>
          <table:table-cell office:value-type="currency" office:currency="BRL" office:value="15655.1" calcext:value-type="currency">
            <text:p>R$ 15.655,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17</text:p>
          </table:table-cell>
          <table:table-cell office:value-type="string" calcext:value-type="string">
            <text:p>AMALIA DOURADO SILV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747.08" calcext:value-type="currency">
            <text:p>R$ 747,0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821.13" calcext:value-type="currency">
            <text:p>R$ 13.821,13</text:p>
          </table:table-cell>
          <table:table-cell office:value-type="currency" office:currency="BRL" office:value="884.83" calcext:value-type="currency">
            <text:p>R$ 884,83</text:p>
          </table:table-cell>
          <table:table-cell office:value-type="currency" office:currency="BRL" office:value="2085.75" calcext:value-type="currency">
            <text:p>R$ 2.085,7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970.58" calcext:value-type="currency">
            <text:p>R$ 2.970,58</text:p>
          </table:table-cell>
          <table:table-cell office:value-type="currency" office:currency="BRL" office:value="10850.55" calcext:value-type="currency">
            <text:p>R$ 10.850,5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41</text:p>
          </table:table-cell>
          <table:table-cell office:value-type="string" calcext:value-type="string">
            <text:p>AMPHILOQUIO ALVES FILHO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85.33" calcext:value-type="currency">
            <text:p>R$ 5.985,3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211.52" calcext:value-type="currency">
            <text:p>R$ 22.211,52</text:p>
          </table:table-cell>
          <table:table-cell office:value-type="currency" office:currency="BRL" office:value="2269.25" calcext:value-type="currency">
            <text:p>R$ 2.269,25</text:p>
          </table:table-cell>
          <table:table-cell office:value-type="currency" office:currency="BRL" office:value="4064.52" calcext:value-type="currency">
            <text:p>R$ 4.064,5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333.77" calcext:value-type="currency">
            <text:p>R$ 6.333,77</text:p>
          </table:table-cell>
          <table:table-cell office:value-type="currency" office:currency="BRL" office:value="15877.75" calcext:value-type="currency">
            <text:p>R$ 15.877,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52</text:p>
          </table:table-cell>
          <table:table-cell office:value-type="string" calcext:value-type="string">
            <text:p>ANAIDDES CAVALCANTE ESPIRITO SANT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656.6" calcext:value-type="currency">
            <text:p>R$ 4.656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7730.65" calcext:value-type="currency">
            <text:p>R$ 17.730,65</text:p>
          </table:table-cell>
          <table:table-cell office:value-type="currency" office:currency="BRL" office:value="1529.9" calcext:value-type="currency">
            <text:p>R$ 1.529,90</text:p>
          </table:table-cell>
          <table:table-cell office:value-type="currency" office:currency="BRL" office:value="3035.61" calcext:value-type="currency">
            <text:p>R$ 3.035,6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565.51" calcext:value-type="currency">
            <text:p>R$ 4.565,51</text:p>
          </table:table-cell>
          <table:table-cell office:value-type="currency" office:currency="BRL" office:value="13165.14" calcext:value-type="currency">
            <text:p>R$ 13.165,1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03</text:p>
          </table:table-cell>
          <table:table-cell office:value-type="string" calcext:value-type="string">
            <text:p>ANGELA MARIA OLIV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291.6" calcext:value-type="currency">
            <text:p>R$ 5.291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098.84" calcext:value-type="currency">
            <text:p>R$ 18.098,84</text:p>
          </table:table-cell>
          <table:table-cell office:value-type="currency" office:currency="BRL" office:value="1590.65" calcext:value-type="currency">
            <text:p>R$ 1.590,65</text:p>
          </table:table-cell>
          <table:table-cell office:value-type="currency" office:currency="BRL" office:value="3120.15" calcext:value-type="currency">
            <text:p>R$ 3.120,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0.8" calcext:value-type="currency">
            <text:p>R$ 4.710,80</text:p>
          </table:table-cell>
          <table:table-cell office:value-type="currency" office:currency="BRL" office:value="13388.04" calcext:value-type="currency">
            <text:p>R$ 13.388,0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3482</text:p>
          </table:table-cell>
          <table:table-cell office:value-type="string" calcext:value-type="string">
            <text:p>ANGELICA PINTO DE S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151.86" calcext:value-type="currency">
            <text:p>R$ 2.151,8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59.1" calcext:value-type="currency">
            <text:p>R$ 14.959,10</text:p>
          </table:table-cell>
          <table:table-cell office:value-type="currency" office:currency="BRL" office:value="1981.46" calcext:value-type="currency">
            <text:p>R$ 1.981,46</text:p>
          </table:table-cell>
          <table:table-cell office:value-type="currency" office:currency="BRL" office:value="2044.98" calcext:value-type="currency">
            <text:p>R$ 2.044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26.44" calcext:value-type="currency">
            <text:p>R$ 4.026,44</text:p>
          </table:table-cell>
          <table:table-cell office:value-type="currency" office:currency="BRL" office:value="10932.66" calcext:value-type="currency">
            <text:p>R$ 10.932,6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191</text:p>
          </table:table-cell>
          <table:table-cell office:value-type="string" calcext:value-type="string">
            <text:p>ANILSON WELLAREO TOLED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8416.18" calcext:value-type="currency">
            <text:p>R$ 8.416,18</text:p>
          </table:table-cell>
          <table:table-cell office:value-type="currency" office:currency="BRL" office:value="586.99" calcext:value-type="currency">
            <text:p>R$ 586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9003.17" calcext:value-type="currency">
            <text:p>R$ 9.003,17</text:p>
          </table:table-cell>
          <table:table-cell office:value-type="currency" office:currency="BRL" office:value="176.48" calcext:value-type="currency">
            <text:p>R$ 176,48</text:p>
          </table:table-cell>
          <table:table-cell office:value-type="currency" office:currency="BRL" office:value="1424.55" calcext:value-type="currency">
            <text:p>R$ 1.424,5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601.03" calcext:value-type="currency">
            <text:p>R$ 1.601,03</text:p>
          </table:table-cell>
          <table:table-cell office:value-type="currency" office:currency="BRL" office:value="7402.14" calcext:value-type="currency">
            <text:p>R$ 7.402,1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21</text:p>
          </table:table-cell>
          <table:table-cell office:value-type="string" calcext:value-type="string">
            <text:p>ANTONIETA DE SOUZA CRUZ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5505.06" calcext:value-type="currency">
            <text:p>R$ 5.505,0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9596.71" calcext:value-type="currency">
            <text:p>R$ 19.596,71</text:p>
          </table:table-cell>
          <table:table-cell office:value-type="currency" office:currency="BRL" office:value="1837.8" calcext:value-type="currency">
            <text:p>R$ 1.837,80</text:p>
          </table:table-cell>
          <table:table-cell office:value-type="currency" office:currency="BRL" office:value="3464.1" calcext:value-type="currency">
            <text:p>R$ 3.464,1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01.9" calcext:value-type="currency">
            <text:p>R$ 5.301,90</text:p>
          </table:table-cell>
          <table:table-cell office:value-type="currency" office:currency="BRL" office:value="14294.81" calcext:value-type="currency">
            <text:p>R$ 14.294,8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014</text:p>
          </table:table-cell>
          <table:table-cell office:value-type="string" calcext:value-type="string">
            <text:p>ARLETE BOSE FERNAND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368.35" calcext:value-type="currency">
            <text:p>R$ 2.368,3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442.4" calcext:value-type="currency">
            <text:p>R$ 15.442,40</text:p>
          </table:table-cell>
          <table:table-cell office:value-type="currency" office:currency="BRL" office:value="1152.34" calcext:value-type="currency">
            <text:p>R$ 1.152,34</text:p>
          </table:table-cell>
          <table:table-cell office:value-type="currency" office:currency="BRL" office:value="2981.62" calcext:value-type="currency">
            <text:p>R$ 2.981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33.96" calcext:value-type="currency">
            <text:p>R$ 4.133,96</text:p>
          </table:table-cell>
          <table:table-cell office:value-type="currency" office:currency="BRL" office:value="11308.44" calcext:value-type="currency">
            <text:p>R$ 11.308,4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32</text:p>
          </table:table-cell>
          <table:table-cell office:value-type="string" calcext:value-type="string">
            <text:p>AURIMAR GONCALVES DOS SANTOS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4768.26" calcext:value-type="currency">
            <text:p>R$ 4.768,2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6437.94" calcext:value-type="currency">
            <text:p>R$ 26.437,94</text:p>
          </table:table-cell>
          <table:table-cell office:value-type="currency" office:currency="BRL" office:value="2966.61" calcext:value-type="currency">
            <text:p>R$ 2.966,61</text:p>
          </table:table-cell>
          <table:table-cell office:value-type="currency" office:currency="BRL" office:value="4982.88" calcext:value-type="currency">
            <text:p>R$ 4.982,8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949.49" calcext:value-type="currency">
            <text:p>R$ 7.949,49</text:p>
          </table:table-cell>
          <table:table-cell office:value-type="currency" office:currency="BRL" office:value="18488.45" calcext:value-type="currency">
            <text:p>R$ 18.488,4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4094</text:p>
          </table:table-cell>
          <table:table-cell office:value-type="string" calcext:value-type="string">
            <text:p>BERNADETE SOUZA BITTENCOURT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007.74" calcext:value-type="currency">
            <text:p>R$ 3.007,7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5814.98" calcext:value-type="currency">
            <text:p>R$ 15.814,98</text:p>
          </table:table-cell>
          <table:table-cell office:value-type="currency" office:currency="BRL" office:value="1213.82" calcext:value-type="currency">
            <text:p>R$ 1.213,82</text:p>
          </table:table-cell>
          <table:table-cell office:value-type="currency" office:currency="BRL" office:value="3119.31" calcext:value-type="currency">
            <text:p>R$ 3.119,3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33.13" calcext:value-type="currency">
            <text:p>R$ 4.333,13</text:p>
          </table:table-cell>
          <table:table-cell office:value-type="currency" office:currency="BRL" office:value="11481.85" calcext:value-type="currency">
            <text:p>R$ 11.481,8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810</text:p>
          </table:table-cell>
          <table:table-cell office:value-type="string" calcext:value-type="string">
            <text:p>CARLO ALESSANDRO ALVARES DE SOUS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8361.32" calcext:value-type="currency">
            <text:p>R$ 8.361,3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8361.32" calcext:value-type="currency">
            <text:p>R$ 8.361,32</text:p>
          </table:table-cell>
          <table:table-cell office:value-type="currency" office:currency="BRL" office:value="83.42" calcext:value-type="currency">
            <text:p>R$ 83,4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83.42" calcext:value-type="currency">
            <text:p>R$ 83,42</text:p>
          </table:table-cell>
          <table:table-cell office:value-type="currency" office:currency="BRL" office:value="8277.9" calcext:value-type="currency">
            <text:p>R$ 8.277,9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74</text:p>
          </table:table-cell>
          <table:table-cell office:value-type="string" calcext:value-type="string">
            <text:p>CARMELITA MARIA SANTANA DE SOUS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491.95" calcext:value-type="currency">
            <text:p>R$ 2.491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5299.19" calcext:value-type="currency">
            <text:p>R$ 15.299,19</text:p>
          </table:table-cell>
          <table:table-cell office:value-type="currency" office:currency="BRL" office:value="1128.71" calcext:value-type="currency">
            <text:p>R$ 1.128,7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28.71" calcext:value-type="currency">
            <text:p>R$ 1.128,71</text:p>
          </table:table-cell>
          <table:table-cell office:value-type="currency" office:currency="BRL" office:value="14170.48" calcext:value-type="currency">
            <text:p>R$ 14.170,4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59</text:p>
          </table:table-cell>
          <table:table-cell office:value-type="string" calcext:value-type="string">
            <text:p>CARMEN LUCIA VELOS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614.19" calcext:value-type="currency">
            <text:p>R$ 4.614,1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7421.43" calcext:value-type="currency">
            <text:p>R$ 17.421,43</text:p>
          </table:table-cell>
          <table:table-cell office:value-type="currency" office:currency="BRL" office:value="1478.88" calcext:value-type="currency">
            <text:p>R$ 1.478,88</text:p>
          </table:table-cell>
          <table:table-cell office:value-type="currency" office:currency="BRL" office:value="2964.6" calcext:value-type="currency">
            <text:p>R$ 2.964,6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43.48" calcext:value-type="currency">
            <text:p>R$ 4.443,48</text:p>
          </table:table-cell>
          <table:table-cell office:value-type="currency" office:currency="BRL" office:value="12977.95" calcext:value-type="currency">
            <text:p>R$ 12.977,9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36</text:p>
          </table:table-cell>
          <table:table-cell office:value-type="string" calcext:value-type="string">
            <text:p>CARMEN MAGALHAES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7431.74" calcext:value-type="currency">
            <text:p>R$ 7.431,74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6589.31" calcext:value-type="currency">
            <text:p>R$ 26.589,31</text:p>
          </table:table-cell>
          <table:table-cell office:value-type="currency" office:currency="BRL" office:value="2991.58" calcext:value-type="currency">
            <text:p>R$ 2.991,5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991.58" calcext:value-type="currency">
            <text:p>R$ 2.991,58</text:p>
          </table:table-cell>
          <table:table-cell office:value-type="currency" office:currency="BRL" office:value="23597.73" calcext:value-type="currency">
            <text:p>R$ 23.597,7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59</text:p>
          </table:table-cell>
          <table:table-cell office:value-type="string" calcext:value-type="string">
            <text:p>CECILIA SHIZUE FUJITA DOS REIS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911.73" calcext:value-type="currency">
            <text:p>R$ 18.911,73</text:p>
          </table:table-cell>
          <table:table-cell office:value-type="currency" office:currency="BRL" office:value="2024.79" calcext:value-type="currency">
            <text:p>R$ 2.024,7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0936.52" calcext:value-type="currency">
            <text:p>R$ 20.936,52</text:p>
          </table:table-cell>
          <table:table-cell office:value-type="currency" office:currency="BRL" office:value="2058.87" calcext:value-type="currency">
            <text:p>R$ 2.058,87</text:p>
          </table:table-cell>
          <table:table-cell office:value-type="currency" office:currency="BRL" office:value="3771.75" calcext:value-type="currency">
            <text:p>R$ 3.771,7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830.62" calcext:value-type="currency">
            <text:p>R$ 5.830,62</text:p>
          </table:table-cell>
          <table:table-cell office:value-type="currency" office:currency="BRL" office:value="15105.9" calcext:value-type="currency">
            <text:p>R$ 15.105,9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84</text:p>
          </table:table-cell>
          <table:table-cell office:value-type="string" calcext:value-type="string">
            <text:p>CÉLIA DALVA DOS SANTOS DE CARVALHO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960.54" calcext:value-type="currency">
            <text:p>R$ 960,5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1633.24" calcext:value-type="currency">
            <text:p>R$ 11.633,24</text:p>
          </table:table-cell>
          <table:table-cell office:value-type="currency" office:currency="BRL" office:value="557.84" calcext:value-type="currency">
            <text:p>R$ 557,84</text:p>
          </table:table-cell>
          <table:table-cell office:value-type="currency" office:currency="BRL" office:value="1626.14" calcext:value-type="currency">
            <text:p>R$ 1.626,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83.98" calcext:value-type="currency">
            <text:p>R$ 2.183,98</text:p>
          </table:table-cell>
          <table:table-cell office:value-type="currency" office:currency="BRL" office:value="9449.26" calcext:value-type="currency">
            <text:p>R$ 9.449,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827</text:p>
          </table:table-cell>
          <table:table-cell office:value-type="string" calcext:value-type="string">
            <text:p>CELIA MARIA FORTES PANTOJA COELH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544.56" calcext:value-type="currency">
            <text:p>R$ 4.544,5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37.56" calcext:value-type="currency">
            <text:p>R$ 21.037,56</text:p>
          </table:table-cell>
          <table:table-cell office:value-type="currency" office:currency="BRL" office:value="2075.54" calcext:value-type="currency">
            <text:p>R$ 2.075,54</text:p>
          </table:table-cell>
          <table:table-cell office:value-type="currency" office:currency="BRL" office:value="3794.96" calcext:value-type="currency">
            <text:p>R$ 3.794,9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870.5" calcext:value-type="currency">
            <text:p>R$ 5.870,50</text:p>
          </table:table-cell>
          <table:table-cell office:value-type="currency" office:currency="BRL" office:value="15167.06" calcext:value-type="currency">
            <text:p>R$ 15.167,0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967</text:p>
          </table:table-cell>
          <table:table-cell office:value-type="string" calcext:value-type="string">
            <text:p>CESAR LUIZ GONZALEZ DA SILVA</text:p>
          </table:table-cell>
          <table:table-cell office:value-type="string" calcext:value-type="string">
            <text:p>ANALISTA DO MPU/CARDIOLOG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5836.05" calcext:value-type="currency">
            <text:p>R$ 25.836,0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5836.05" calcext:value-type="currency">
            <text:p>R$ 25.836,05</text:p>
          </table:table-cell>
          <table:table-cell office:value-type="currency" office:currency="BRL" office:value="2867.29" calcext:value-type="currency">
            <text:p>R$ 2.867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867.29" calcext:value-type="currency">
            <text:p>R$ 2.867,29</text:p>
          </table:table-cell>
          <table:table-cell office:value-type="currency" office:currency="BRL" office:value="22968.76" calcext:value-type="currency">
            <text:p>R$ 22.968,7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68</text:p>
          </table:table-cell>
          <table:table-cell office:value-type="string" calcext:value-type="string">
            <text:p>CHRISTIANNE OLIVEIRA E S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573.83" calcext:value-type="currency">
            <text:p>R$ 4.573,8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7647.88" calcext:value-type="currency">
            <text:p>R$ 17.647,88</text:p>
          </table:table-cell>
          <table:table-cell office:value-type="currency" office:currency="BRL" office:value="1516.25" calcext:value-type="currency">
            <text:p>R$ 1.516,25</text:p>
          </table:table-cell>
          <table:table-cell office:value-type="currency" office:currency="BRL" office:value="3540.19" calcext:value-type="currency">
            <text:p>R$ 3.540,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056.44" calcext:value-type="currency">
            <text:p>R$ 5.056,44</text:p>
          </table:table-cell>
          <table:table-cell office:value-type="currency" office:currency="BRL" office:value="12591.44" calcext:value-type="currency">
            <text:p>R$ 12.591,4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4032</text:p>
          </table:table-cell>
          <table:table-cell office:value-type="string" calcext:value-type="string">
            <text:p>CINCINATO TEIXEIRA DE SIQUEIRA NETO</text:p>
          </table:table-cell>
          <table:table-cell office:value-type="string" calcext:value-type="string">
            <text:p>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87.55" calcext:value-type="currency">
            <text:p>R$ 87,5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1757.23" calcext:value-type="currency">
            <text:p>R$ 21.757,23</text:p>
          </table:table-cell>
          <table:table-cell office:value-type="currency" office:currency="BRL" office:value="2194.29" calcext:value-type="currency">
            <text:p>R$ 2.194,29</text:p>
          </table:table-cell>
          <table:table-cell office:value-type="currency" office:currency="BRL" office:value="3908.07" calcext:value-type="currency">
            <text:p>R$ 3.908,0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102.36" calcext:value-type="currency">
            <text:p>R$ 6.102,36</text:p>
          </table:table-cell>
          <table:table-cell office:value-type="currency" office:currency="BRL" office:value="15654.87" calcext:value-type="currency">
            <text:p>R$ 15.654,8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00</text:p>
          </table:table-cell>
          <table:table-cell office:value-type="string" calcext:value-type="string">
            <text:p>CIRLENE BARBOSA EVANGELISTA DE SOUSA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099.61" calcext:value-type="currency">
            <text:p>R$ 11.099,61</text:p>
          </table:table-cell>
          <table:table-cell office:value-type="currency" office:currency="BRL" office:value="2152.2" calcext:value-type="currency">
            <text:p>R$ 2.152,2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251.81" calcext:value-type="currency">
            <text:p>R$ 13.251,81</text:p>
          </table:table-cell>
          <table:table-cell office:value-type="currency" office:currency="BRL" office:value="792.54" calcext:value-type="currency">
            <text:p>R$ 792,54</text:p>
          </table:table-cell>
          <table:table-cell office:value-type="currency" office:currency="BRL" office:value="1719.26" calcext:value-type="currency">
            <text:p>R$ 1.719,2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511.8" calcext:value-type="currency">
            <text:p>R$ 2.511,80</text:p>
          </table:table-cell>
          <table:table-cell office:value-type="currency" office:currency="BRL" office:value="10740.01" calcext:value-type="currency">
            <text:p>R$ 10.740,0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861</text:p>
          </table:table-cell>
          <table:table-cell office:value-type="string" calcext:value-type="string">
            <text:p>CLAUDIO PATRICIO DE SENA</text:p>
          </table:table-cell>
          <table:table-cell office:value-type="string" calcext:value-type="string">
            <text:p>ANALISTA DO MPU/PLANEJAMENTO E ORÇAMEN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2712.58" calcext:value-type="currency">
            <text:p>R$ 2.712,5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4382.26" calcext:value-type="currency">
            <text:p>R$ 24.382,26</text:p>
          </table:table-cell>
          <table:table-cell office:value-type="currency" office:currency="BRL" office:value="2627.42" calcext:value-type="currency">
            <text:p>R$ 2.627,42</text:p>
          </table:table-cell>
          <table:table-cell office:value-type="currency" office:currency="BRL" office:value="5086.58" calcext:value-type="currency">
            <text:p>R$ 5.086,5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714" calcext:value-type="currency">
            <text:p>R$ 7.714,00</text:p>
          </table:table-cell>
          <table:table-cell office:value-type="currency" office:currency="BRL" office:value="16668.26" calcext:value-type="currency">
            <text:p>R$ 16.668,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73</text:p>
          </table:table-cell>
          <table:table-cell office:value-type="string" calcext:value-type="string">
            <text:p>CLÉIA CÂMARA SEGURADO SOUSA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7135.84" calcext:value-type="currency">
            <text:p>R$ 7.135,84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139.48" calcext:value-type="currency">
            <text:p>R$ 2.139,48</text:p>
          </table:table-cell>
          <table:table-cell office:value-type="currency" office:currency="BRL" office:value="31697.46" calcext:value-type="currency">
            <text:p>R$ 31.697,46</text:p>
          </table:table-cell>
          <table:table-cell office:value-type="currency" office:currency="BRL" office:value="3960.2" calcext:value-type="currency">
            <text:p>R$ 3.960,20</text:p>
          </table:table-cell>
          <table:table-cell office:value-type="currency" office:currency="BRL" office:value="6208.15" calcext:value-type="currency">
            <text:p>R$ 6.208,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168.35" calcext:value-type="currency">
            <text:p>R$ 10.168,35</text:p>
          </table:table-cell>
          <table:table-cell office:value-type="currency" office:currency="BRL" office:value="21529.11" calcext:value-type="currency">
            <text:p>R$ 21.529,1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043</text:p>
          </table:table-cell>
          <table:table-cell office:value-type="string" calcext:value-type="string">
            <text:p>CONSUELO VIDAL DE OLIVEIRA FEIJ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036.55" calcext:value-type="currency">
            <text:p>R$ 2.036,5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244.01" calcext:value-type="currency">
            <text:p>R$ 15.244,01</text:p>
          </table:table-cell>
          <table:table-cell office:value-type="currency" office:currency="BRL" office:value="1119.61" calcext:value-type="currency">
            <text:p>R$ 1.119,61</text:p>
          </table:table-cell>
          <table:table-cell office:value-type="currency" office:currency="BRL" office:value="2988.21" calcext:value-type="currency">
            <text:p>R$ 2.988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07.82" calcext:value-type="currency">
            <text:p>R$ 4.107,82</text:p>
          </table:table-cell>
          <table:table-cell office:value-type="currency" office:currency="BRL" office:value="11136.19" calcext:value-type="currency">
            <text:p>R$ 11.136,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24</text:p>
          </table:table-cell>
          <table:table-cell office:value-type="string" calcext:value-type="string">
            <text:p>CORINA DA CONCEICAO BENEDIT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5024.78" calcext:value-type="currency">
            <text:p>R$ 5.024,7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8232.24" calcext:value-type="currency">
            <text:p>R$ 18.232,24</text:p>
          </table:table-cell>
          <table:table-cell office:value-type="currency" office:currency="BRL" office:value="1612.66" calcext:value-type="currency">
            <text:p>R$ 1.612,66</text:p>
          </table:table-cell>
          <table:table-cell office:value-type="currency" office:currency="BRL" office:value="3674.38" calcext:value-type="currency">
            <text:p>R$ 3.674,3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287.04" calcext:value-type="currency">
            <text:p>R$ 5.287,04</text:p>
          </table:table-cell>
          <table:table-cell office:value-type="currency" office:currency="BRL" office:value="12945.2" calcext:value-type="currency">
            <text:p>R$ 12.945,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33</text:p>
          </table:table-cell>
          <table:table-cell office:value-type="string" calcext:value-type="string">
            <text:p>DIOGO GOMES DE OLIVEIRA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3183.86" calcext:value-type="currency">
            <text:p>R$ 3.183,8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4196.89" calcext:value-type="currency">
            <text:p>R$ 24.196,89</text:p>
          </table:table-cell>
          <table:table-cell office:value-type="currency" office:currency="BRL" office:value="2596.83" calcext:value-type="currency">
            <text:p>R$ 2.596,83</text:p>
          </table:table-cell>
          <table:table-cell office:value-type="currency" office:currency="BRL" office:value="4520.42" calcext:value-type="currency">
            <text:p>R$ 4.520,4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117.25" calcext:value-type="currency">
            <text:p>R$ 7.117,25</text:p>
          </table:table-cell>
          <table:table-cell office:value-type="currency" office:currency="BRL" office:value="17079.64" calcext:value-type="currency">
            <text:p>R$ 17.079,6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897</text:p>
          </table:table-cell>
          <table:table-cell office:value-type="string" calcext:value-type="string">
            <text:p>DIVINA MARIA LOBATO MOR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463.46" calcext:value-type="currency">
            <text:p>R$ 2.463,4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270.7" calcext:value-type="currency">
            <text:p>R$ 15.270,70</text:p>
          </table:table-cell>
          <table:table-cell office:value-type="currency" office:currency="BRL" office:value="1124.01" calcext:value-type="currency">
            <text:p>R$ 1.124,01</text:p>
          </table:table-cell>
          <table:table-cell office:value-type="currency" office:currency="BRL" office:value="2942.2" calcext:value-type="currency">
            <text:p>R$ 2.942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66.21" calcext:value-type="currency">
            <text:p>R$ 4.066,21</text:p>
          </table:table-cell>
          <table:table-cell office:value-type="currency" office:currency="BRL" office:value="11204.49" calcext:value-type="currency">
            <text:p>R$ 11.204,4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12</text:p>
          </table:table-cell>
          <table:table-cell office:value-type="string" calcext:value-type="string">
            <text:p>DNALVA FELIX COELH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6350.74" calcext:value-type="currency">
            <text:p>R$ 16.350,7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35.06" calcext:value-type="currency">
            <text:p>R$ 1.635,06</text:p>
          </table:table-cell>
          <table:table-cell office:value-type="currency" office:currency="BRL" office:value="16350.74" calcext:value-type="currency">
            <text:p>R$ 16.350,7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45.13" calcext:value-type="currency">
            <text:p>R$ 3.445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45.13" calcext:value-type="currency">
            <text:p>R$ 3.445,13</text:p>
          </table:table-cell>
          <table:table-cell office:value-type="currency" office:currency="BRL" office:value="12905.61" calcext:value-type="currency">
            <text:p>R$ 12.905,6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31</text:p>
          </table:table-cell>
          <table:table-cell office:value-type="string" calcext:value-type="string">
            <text:p>EDIMAR DOS SANTOS LACERDA</text:p>
          </table:table-cell>
          <table:table-cell office:value-type="string" calcext:value-type="string">
            <text:p>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826.24" calcext:value-type="currency">
            <text:p>R$ 13.826,2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82.62" calcext:value-type="currency">
            <text:p>R$ 1.382,62</text:p>
          </table:table-cell>
          <table:table-cell office:value-type="currency" office:currency="BRL" office:value="13826.24" calcext:value-type="currency">
            <text:p>R$ 13.826,24</text:p>
          </table:table-cell>
          <table:table-cell office:value-type="currency" office:currency="BRL" office:value="885.67" calcext:value-type="currency">
            <text:p>R$ 885,6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885.67" calcext:value-type="currency">
            <text:p>R$ 885,67</text:p>
          </table:table-cell>
          <table:table-cell office:value-type="currency" office:currency="BRL" office:value="12940.57" calcext:value-type="currency">
            <text:p>R$ 12.940,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39</text:p>
          </table:table-cell>
          <table:table-cell office:value-type="string" calcext:value-type="string">
            <text:p>EDMO DE OLIVEIRA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262.1" calcext:value-type="currency">
            <text:p>R$ 6.262,10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847.11" calcext:value-type="currency">
            <text:p>R$ 22.847,11</text:p>
          </table:table-cell>
          <table:table-cell office:value-type="currency" office:currency="BRL" office:value="2374.12" calcext:value-type="currency">
            <text:p>R$ 2.374,1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374.12" calcext:value-type="currency">
            <text:p>R$ 2.374,12</text:p>
          </table:table-cell>
          <table:table-cell office:value-type="currency" office:currency="BRL" office:value="20472.99" calcext:value-type="currency">
            <text:p>R$ 20.472,9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91</text:p>
          </table:table-cell>
          <table:table-cell office:value-type="string" calcext:value-type="string">
            <text:p>EDNA DE SOUZA VAZ COST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889.33" calcext:value-type="currency">
            <text:p>R$ 889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696.57" calcext:value-type="currency">
            <text:p>R$ 13.696,57</text:p>
          </table:table-cell>
          <table:table-cell office:value-type="currency" office:currency="BRL" office:value="864.28" calcext:value-type="currency">
            <text:p>R$ 864,28</text:p>
          </table:table-cell>
          <table:table-cell office:value-type="currency" office:currency="BRL" office:value="2632.87" calcext:value-type="currency">
            <text:p>R$ 2.632,8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97.15" calcext:value-type="currency">
            <text:p>R$ 3.497,15</text:p>
          </table:table-cell>
          <table:table-cell office:value-type="currency" office:currency="BRL" office:value="10199.42" calcext:value-type="currency">
            <text:p>R$ 10.199,4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31</text:p>
          </table:table-cell>
          <table:table-cell office:value-type="string" calcext:value-type="string">
            <text:p>EDSON PINHEIRO DE SOUS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487.57" calcext:value-type="currency">
            <text:p>R$ 1.487,5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294.81" calcext:value-type="currency">
            <text:p>R$ 14.294,81</text:p>
          </table:table-cell>
          <table:table-cell office:value-type="currency" office:currency="BRL" office:value="962.99" calcext:value-type="currency">
            <text:p>R$ 962,9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962.99" calcext:value-type="currency">
            <text:p>R$ 962,99</text:p>
          </table:table-cell>
          <table:table-cell office:value-type="currency" office:currency="BRL" office:value="13331.82" calcext:value-type="currency">
            <text:p>R$ 13.331,8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90</text:p>
          </table:table-cell>
          <table:table-cell office:value-type="string" calcext:value-type="string">
            <text:p>ELAINE MARY DE LIMA BARBOS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922.81" calcext:value-type="currency">
            <text:p>R$ 1.922,8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996.86" calcext:value-type="currency">
            <text:p>R$ 14.996,86</text:p>
          </table:table-cell>
          <table:table-cell office:value-type="currency" office:currency="BRL" office:value="1078.83" calcext:value-type="currency">
            <text:p>R$ 1.078,83</text:p>
          </table:table-cell>
          <table:table-cell office:value-type="currency" office:currency="BRL" office:value="2407.86" calcext:value-type="currency">
            <text:p>R$ 2.407,8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86.69" calcext:value-type="currency">
            <text:p>R$ 3.486,69</text:p>
          </table:table-cell>
          <table:table-cell office:value-type="currency" office:currency="BRL" office:value="11510.17" calcext:value-type="currency">
            <text:p>R$ 11.510,1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476</text:p>
          </table:table-cell>
          <table:table-cell office:value-type="string" calcext:value-type="string">
            <text:p>ELEOMAR JOSE SILVA</text:p>
          </table:table-cell>
          <table:table-cell office:value-type="string" calcext:value-type="string">
            <text:p>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766.76" calcext:value-type="currency">
            <text:p>R$ 766,76</text:p>
          </table:table-cell>
          <table:table-cell office:value-type="currency" office:currency="BRL" office:value="2436.36" calcext:value-type="currency">
            <text:p>R$ 2.436,3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03.12" calcext:value-type="currency">
            <text:p>R$ 3.203,12</text:p>
          </table:table-cell>
          <table:table-cell office:value-type="currency" office:currency="BRL" office:value="9870.93" calcext:value-type="currency">
            <text:p>R$ 9.870,9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88</text:p>
          </table:table-cell>
          <table:table-cell office:value-type="string" calcext:value-type="string">
            <text:p>ELIANE HELENA LOBATO BORGES</text:p>
          </table:table-cell>
          <table:table-cell office:value-type="string" calcext:value-type="string">
            <text:p>ANALISTA DO MPU/BIBLIOTECONOM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05.65" calcext:value-type="currency">
            <text:p>R$ 9.105,65</text:p>
          </table:table-cell>
          <table:table-cell office:value-type="currency" office:currency="BRL" office:value="782.74" calcext:value-type="currency">
            <text:p>R$ 782,7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9888.39" calcext:value-type="currency">
            <text:p>R$ 9.888,39</text:p>
          </table:table-cell>
          <table:table-cell office:value-type="currency" office:currency="BRL" office:value="304.84" calcext:value-type="currency">
            <text:p>R$ 304,84</text:p>
          </table:table-cell>
          <table:table-cell office:value-type="currency" office:currency="BRL" office:value="1667.98" calcext:value-type="currency">
            <text:p>R$ 1.667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972.82" calcext:value-type="currency">
            <text:p>R$ 1.972,82</text:p>
          </table:table-cell>
          <table:table-cell office:value-type="currency" office:currency="BRL" office:value="7915.57" calcext:value-type="currency">
            <text:p>R$ 7.915,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18</text:p>
          </table:table-cell>
          <table:table-cell office:value-type="string" calcext:value-type="string">
            <text:p>ELIZABETH DIAS NEVES BELÉM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934.48" calcext:value-type="currency">
            <text:p>R$ 3.934,4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741.72" calcext:value-type="currency">
            <text:p>R$ 16.741,72</text:p>
          </table:table-cell>
          <table:table-cell office:value-type="currency" office:currency="BRL" office:value="1366.73" calcext:value-type="currency">
            <text:p>R$ 1.366,7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366.73" calcext:value-type="currency">
            <text:p>R$ 1.366,73</text:p>
          </table:table-cell>
          <table:table-cell office:value-type="currency" office:currency="BRL" office:value="15374.99" calcext:value-type="currency">
            <text:p>R$ 15.374,9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22</text:p>
          </table:table-cell>
          <table:table-cell office:value-type="string" calcext:value-type="string">
            <text:p>ELZIMAR PAIVA FELÍCIO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953.42" calcext:value-type="currency">
            <text:p>R$ 11.953,42</text:p>
          </table:table-cell>
          <table:table-cell office:value-type="currency" office:currency="BRL" office:value="4666.94" calcext:value-type="currency">
            <text:p>R$ 4.666,94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0398.13" calcext:value-type="currency">
            <text:p>R$ 20.398,13</text:p>
          </table:table-cell>
          <table:table-cell office:value-type="currency" office:currency="BRL" office:value="1970.04" calcext:value-type="currency">
            <text:p>R$ 1.970,04</text:p>
          </table:table-cell>
          <table:table-cell office:value-type="currency" office:currency="BRL" office:value="3648.13" calcext:value-type="currency">
            <text:p>R$ 3.648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18.17" calcext:value-type="currency">
            <text:p>R$ 5.618,17</text:p>
          </table:table-cell>
          <table:table-cell office:value-type="currency" office:currency="BRL" office:value="14779.96" calcext:value-type="currency">
            <text:p>R$ 14.779,9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420</text:p>
          </table:table-cell>
          <table:table-cell office:value-type="string" calcext:value-type="string">
            <text:p>EMANUEL JOSE CORDEIRO SIMOES</text:p>
          </table:table-cell>
          <table:table-cell office:value-type="string" calcext:value-type="string">
            <text:p>TÉCNICO DO MPU/ADMINISTRAÇÃ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C-02</text:p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66.81" calcext:value-type="currency">
            <text:p>R$ 266,81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714.45" calcext:value-type="currency">
            <text:p>R$ 1.714,4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06.97" calcext:value-type="currency">
            <text:p>R$ 2.806,97</text:p>
          </table:table-cell>
          <table:table-cell office:value-type="currency" office:currency="BRL" office:value="16386.83" calcext:value-type="currency">
            <text:p>R$ 16.386,83</text:p>
          </table:table-cell>
          <table:table-cell office:value-type="currency" office:currency="BRL" office:value="1714.45" calcext:value-type="currency">
            <text:p>R$ 1.714,45</text:p>
          </table:table-cell>
          <table:table-cell office:value-type="currency" office:currency="BRL" office:value="2504.56" calcext:value-type="currency">
            <text:p>R$ 2.504,5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19.01" calcext:value-type="currency">
            <text:p>R$ 4.219,01</text:p>
          </table:table-cell>
          <table:table-cell office:value-type="currency" office:currency="BRL" office:value="12167.82" calcext:value-type="currency">
            <text:p>R$ 12.167,8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64</text:p>
          </table:table-cell>
          <table:table-cell office:value-type="string" calcext:value-type="string">
            <text:p>ENEIDA BORGES MANZAN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6109.99" calcext:value-type="currency">
            <text:p>R$ 16.109,99</text:p>
          </table:table-cell>
          <table:table-cell office:value-type="currency" office:currency="BRL" office:value="6203.89" calcext:value-type="currency">
            <text:p>R$ 6.203,89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952.88" calcext:value-type="currency">
            <text:p>R$ 1.952,88</text:p>
          </table:table-cell>
          <table:table-cell office:value-type="currency" office:currency="BRL" office:value="25732.83" calcext:value-type="currency">
            <text:p>R$ 25.732,83</text:p>
          </table:table-cell>
          <table:table-cell office:value-type="currency" office:currency="BRL" office:value="2850.26" calcext:value-type="currency">
            <text:p>R$ 2.850,26</text:p>
          </table:table-cell>
          <table:table-cell office:value-type="currency" office:currency="BRL" office:value="4873.11" calcext:value-type="currency">
            <text:p>R$ 4.873,1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723.37" calcext:value-type="currency">
            <text:p>R$ 7.723,37</text:p>
          </table:table-cell>
          <table:table-cell office:value-type="currency" office:currency="BRL" office:value="18009.46" calcext:value-type="currency">
            <text:p>R$ 18.009,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3781</text:p>
          </table:table-cell>
          <table:table-cell office:value-type="string" calcext:value-type="string">
            <text:p>ENOS ANTONIO DE OLIV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40</text:p>
          </table:table-cell>
          <table:table-cell office:value-type="string" calcext:value-type="string">
            <text:p>ESTER PEREIRA DOS SANTO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983.19" calcext:value-type="currency">
            <text:p>R$ 1.983,1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790.43" calcext:value-type="currency">
            <text:p>R$ 14.790,43</text:p>
          </table:table-cell>
          <table:table-cell office:value-type="currency" office:currency="BRL" office:value="1044.77" calcext:value-type="currency">
            <text:p>R$ 1.044,77</text:p>
          </table:table-cell>
          <table:table-cell office:value-type="currency" office:currency="BRL" office:value="2779.78" calcext:value-type="currency">
            <text:p>R$ 2.779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24.55" calcext:value-type="currency">
            <text:p>R$ 3.824,55</text:p>
          </table:table-cell>
          <table:table-cell office:value-type="currency" office:currency="BRL" office:value="10965.88" calcext:value-type="currency">
            <text:p>R$ 10.965,8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28</text:p>
          </table:table-cell>
          <table:table-cell office:value-type="string" calcext:value-type="string">
            <text:p>FERNANDES ANTONIO DA SILVA</text:p>
          </table:table-cell>
          <table:table-cell office:value-type="string" calcext:value-type="string">
            <text:p>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643.12" calcext:value-type="currency">
            <text:p>R$ 2.643,1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450.36" calcext:value-type="currency">
            <text:p>R$ 15.450,36</text:p>
          </table:table-cell>
          <table:table-cell office:value-type="currency" office:currency="BRL" office:value="1153.65" calcext:value-type="currency">
            <text:p>R$ 1.153,65</text:p>
          </table:table-cell>
          <table:table-cell office:value-type="currency" office:currency="BRL" office:value="2512" calcext:value-type="currency">
            <text:p>R$ 2.512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65.65" calcext:value-type="currency">
            <text:p>R$ 3.665,65</text:p>
          </table:table-cell>
          <table:table-cell office:value-type="currency" office:currency="BRL" office:value="11784.71" calcext:value-type="currency">
            <text:p>R$ 11.784,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170</text:p>
          </table:table-cell>
          <table:table-cell office:value-type="string" calcext:value-type="string">
            <text:p>FRANCISCA LILIANA PAIVA OLIV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036.55" calcext:value-type="currency">
            <text:p>R$ 2.036,5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5244.01" calcext:value-type="currency">
            <text:p>R$ 15.244,01</text:p>
          </table:table-cell>
          <table:table-cell office:value-type="currency" office:currency="BRL" office:value="1119.61" calcext:value-type="currency">
            <text:p>R$ 1.119,61</text:p>
          </table:table-cell>
          <table:table-cell office:value-type="currency" office:currency="BRL" office:value="2988.21" calcext:value-type="currency">
            <text:p>R$ 2.988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07.82" calcext:value-type="currency">
            <text:p>R$ 4.107,82</text:p>
          </table:table-cell>
          <table:table-cell office:value-type="currency" office:currency="BRL" office:value="11136.19" calcext:value-type="currency">
            <text:p>R$ 11.136,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48</text:p>
          </table:table-cell>
          <table:table-cell office:value-type="string" calcext:value-type="string">
            <text:p>FRANCISCO ROSENELIO DE CARVALHO</text:p>
          </table:table-cell>
          <table:table-cell office:value-type="string" calcext:value-type="string">
            <text:p>ANALISTA DO MPU/PERITO EM MEDICIN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473.82" calcext:value-type="currency">
            <text:p>R$ 19.473,8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9473.82" calcext:value-type="currency">
            <text:p>R$ 19.473,82</text:p>
          </table:table-cell>
          <table:table-cell office:value-type="currency" office:currency="BRL" office:value="1817.53" calcext:value-type="currency">
            <text:p>R$ 1.817,5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817.53" calcext:value-type="currency">
            <text:p>R$ 1.817,53</text:p>
          </table:table-cell>
          <table:table-cell office:value-type="currency" office:currency="BRL" office:value="17656.29" calcext:value-type="currency">
            <text:p>R$ 17.656,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44</text:p>
          </table:table-cell>
          <table:table-cell office:value-type="string" calcext:value-type="string">
            <text:p>GABRIEL JORGE DOS ANJOS</text:p>
          </table:table-cell>
          <table:table-cell office:value-type="string" calcext:value-type="string">
            <text:p>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31.96" calcext:value-type="currency">
            <text:p>R$ 5.931,9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158.15" calcext:value-type="currency">
            <text:p>R$ 22.158,15</text:p>
          </table:table-cell>
          <table:table-cell office:value-type="currency" office:currency="BRL" office:value="2260.44" calcext:value-type="currency">
            <text:p>R$ 2.260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0.44" calcext:value-type="currency">
            <text:p>R$ 2.260,44</text:p>
          </table:table-cell>
          <table:table-cell office:value-type="currency" office:currency="BRL" office:value="19897.71" calcext:value-type="currency">
            <text:p>R$ 19.897,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63</text:p>
          </table:table-cell>
          <table:table-cell office:value-type="string" calcext:value-type="string">
            <text:p>GEOVANE HOLANDA RIO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885.73" calcext:value-type="currency">
            <text:p>R$ 2.885,7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692.97" calcext:value-type="currency">
            <text:p>R$ 15.692,97</text:p>
          </table:table-cell>
          <table:table-cell office:value-type="currency" office:currency="BRL" office:value="1193.69" calcext:value-type="currency">
            <text:p>R$ 1.193,69</text:p>
          </table:table-cell>
          <table:table-cell office:value-type="currency" office:currency="BRL" office:value="2987.02" calcext:value-type="currency">
            <text:p>R$ 2.987,0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80.71" calcext:value-type="currency">
            <text:p>R$ 4.180,71</text:p>
          </table:table-cell>
          <table:table-cell office:value-type="currency" office:currency="BRL" office:value="11512.26" calcext:value-type="currency">
            <text:p>R$ 11.512,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32</text:p>
          </table:table-cell>
          <table:table-cell office:value-type="string" calcext:value-type="string">
            <text:p>GETULIO HOMOBONO PAES DE ANDRADE</text:p>
          </table:table-cell>
          <table:table-cell office:value-type="string" calcext:value-type="string">
            <text:p>ANALISTA DO MPU/CLÍNICA MÉD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47.78" calcext:value-type="currency">
            <text:p>R$ 9.147,7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147.78" calcext:value-type="currency">
            <text:p>R$ 9.147,78</text:p>
          </table:table-cell>
          <table:table-cell office:value-type="currency" office:currency="BRL" office:value="197.45" calcext:value-type="currency">
            <text:p>R$ 197,4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97.45" calcext:value-type="currency">
            <text:p>R$ 197,45</text:p>
          </table:table-cell>
          <table:table-cell office:value-type="currency" office:currency="BRL" office:value="8950.33" calcext:value-type="currency">
            <text:p>R$ 8.950,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40</text:p>
          </table:table-cell>
          <table:table-cell office:value-type="string" calcext:value-type="string">
            <text:p>GILBERTO ARGOLLO DE SOUZA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7171.48" calcext:value-type="currency">
            <text:p>R$ 7.171,48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1962.28" calcext:value-type="currency">
            <text:p>R$ 31.962,28</text:p>
          </table:table-cell>
          <table:table-cell office:value-type="currency" office:currency="BRL" office:value="4010.52" calcext:value-type="currency">
            <text:p>R$ 4.010,5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4010.52" calcext:value-type="currency">
            <text:p>R$ 4.010,52</text:p>
          </table:table-cell>
          <table:table-cell office:value-type="currency" office:currency="BRL" office:value="27951.76" calcext:value-type="currency">
            <text:p>R$ 27.951,7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3518</text:p>
          </table:table-cell>
          <table:table-cell office:value-type="string" calcext:value-type="string">
            <text:p>IRENILDA LOPES DOS SANTO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889.33" calcext:value-type="currency">
            <text:p>R$ 889,3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963.38" calcext:value-type="currency">
            <text:p>R$ 13.963,38</text:p>
          </table:table-cell>
          <table:table-cell office:value-type="currency" office:currency="BRL" office:value="908.3" calcext:value-type="currency">
            <text:p>R$ 908,30</text:p>
          </table:table-cell>
          <table:table-cell office:value-type="currency" office:currency="BRL" office:value="2694.14" calcext:value-type="currency">
            <text:p>R$ 2.694,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02.44" calcext:value-type="currency">
            <text:p>R$ 3.602,44</text:p>
          </table:table-cell>
          <table:table-cell office:value-type="currency" office:currency="BRL" office:value="10360.94" calcext:value-type="currency">
            <text:p>R$ 10.360,9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09</text:p>
          </table:table-cell>
          <table:table-cell office:value-type="string" calcext:value-type="string">
            <text:p>ISABEL CRISTINA SANTOS LOP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398.9" calcext:value-type="currency">
            <text:p>R$ 3.398,9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472.95" calcext:value-type="currency">
            <text:p>R$ 16.472,95</text:p>
          </table:table-cell>
          <table:table-cell office:value-type="currency" office:currency="BRL" office:value="1322.38" calcext:value-type="currency">
            <text:p>R$ 1.322,38</text:p>
          </table:table-cell>
          <table:table-cell office:value-type="currency" office:currency="BRL" office:value="3270.4" calcext:value-type="currency">
            <text:p>R$ 3.270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592.78" calcext:value-type="currency">
            <text:p>R$ 4.592,78</text:p>
          </table:table-cell>
          <table:table-cell office:value-type="currency" office:currency="BRL" office:value="11880.17" calcext:value-type="currency">
            <text:p>R$ 11.880,1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26</text:p>
          </table:table-cell>
          <table:table-cell office:value-type="string" calcext:value-type="string">
            <text:p>ISNAR FREIRE DE OLIV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890.37" calcext:value-type="currency">
            <text:p>R$ 2.890,3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697.61" calcext:value-type="currency">
            <text:p>R$ 15.697,61</text:p>
          </table:table-cell>
          <table:table-cell office:value-type="currency" office:currency="BRL" office:value="1194.45" calcext:value-type="currency">
            <text:p>R$ 1.194,45</text:p>
          </table:table-cell>
          <table:table-cell office:value-type="currency" office:currency="BRL" office:value="2516.63" calcext:value-type="currency">
            <text:p>R$ 2.516,6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11.08" calcext:value-type="currency">
            <text:p>R$ 3.711,08</text:p>
          </table:table-cell>
          <table:table-cell office:value-type="currency" office:currency="BRL" office:value="11986.53" calcext:value-type="currency">
            <text:p>R$ 11.986,5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09</text:p>
          </table:table-cell>
          <table:table-cell office:value-type="string" calcext:value-type="string">
            <text:p>JACQUELINE MARIA SANTOS ATHADEU SOARES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1384.86" calcext:value-type="currency">
            <text:p>R$ 1.384,8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3054.54" calcext:value-type="currency">
            <text:p>R$ 23.054,54</text:p>
          </table:table-cell>
          <table:table-cell office:value-type="currency" office:currency="BRL" office:value="2408.34" calcext:value-type="currency">
            <text:p>R$ 2.408,34</text:p>
          </table:table-cell>
          <table:table-cell office:value-type="currency" office:currency="BRL" office:value="4781.7" calcext:value-type="currency">
            <text:p>R$ 4.781,7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190.04" calcext:value-type="currency">
            <text:p>R$ 7.190,04</text:p>
          </table:table-cell>
          <table:table-cell office:value-type="currency" office:currency="BRL" office:value="15864.5" calcext:value-type="currency">
            <text:p>R$ 15.864,5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3200</text:p>
          </table:table-cell>
          <table:table-cell office:value-type="string" calcext:value-type="string">
            <text:p>JANE SILVA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6652.89" calcext:value-type="currency">
            <text:p>R$ 6.652,89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222" calcext:value-type="currency">
            <text:p>R$ 2.222,00</text:p>
          </table:table-cell>
          <table:table-cell office:value-type="currency" office:currency="BRL" office:value="31443.69" calcext:value-type="currency">
            <text:p>R$ 31.443,69</text:p>
          </table:table-cell>
          <table:table-cell office:value-type="currency" office:currency="BRL" office:value="3911.99" calcext:value-type="currency">
            <text:p>R$ 3.911,99</text:p>
          </table:table-cell>
          <table:table-cell office:value-type="currency" office:currency="BRL" office:value="6151.62" calcext:value-type="currency">
            <text:p>R$ 6.151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063.61" calcext:value-type="currency">
            <text:p>R$ 10.063,61</text:p>
          </table:table-cell>
          <table:table-cell office:value-type="currency" office:currency="BRL" office:value="21380.08" calcext:value-type="currency">
            <text:p>R$ 21.380,0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52</text:p>
          </table:table-cell>
          <table:table-cell office:value-type="string" calcext:value-type="string">
            <text:p>JOEL PAULINO DA SILVA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354.45" calcext:value-type="currency">
            <text:p>R$ 4.354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161.69" calcext:value-type="currency">
            <text:p>R$ 17.161,69</text:p>
          </table:table-cell>
          <table:table-cell office:value-type="currency" office:currency="BRL" office:value="1436.02" calcext:value-type="currency">
            <text:p>R$ 1.436,02</text:p>
          </table:table-cell>
          <table:table-cell office:value-type="currency" office:currency="BRL" office:value="1790.81" calcext:value-type="currency">
            <text:p>R$ 1.790,8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26.83" calcext:value-type="currency">
            <text:p>R$ 3.226,83</text:p>
          </table:table-cell>
          <table:table-cell office:value-type="currency" office:currency="BRL" office:value="13934.86" calcext:value-type="currency">
            <text:p>R$ 13.934,8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762</text:p>
          </table:table-cell>
          <table:table-cell office:value-type="string" calcext:value-type="string">
            <text:p>JOSE CARLOS PINT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303.38" calcext:value-type="currency">
            <text:p>R$ 3.303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110.62" calcext:value-type="currency">
            <text:p>R$ 16.110,62</text:p>
          </table:table-cell>
          <table:table-cell office:value-type="currency" office:currency="BRL" office:value="1262.6" calcext:value-type="currency">
            <text:p>R$ 1.262,60</text:p>
          </table:table-cell>
          <table:table-cell office:value-type="currency" office:currency="BRL" office:value="2611.47" calcext:value-type="currency">
            <text:p>R$ 2.611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74.07" calcext:value-type="currency">
            <text:p>R$ 3.874,07</text:p>
          </table:table-cell>
          <table:table-cell office:value-type="currency" office:currency="BRL" office:value="12236.55" calcext:value-type="currency">
            <text:p>R$ 12.236,5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67</text:p>
          </table:table-cell>
          <table:table-cell office:value-type="string" calcext:value-type="string">
            <text:p>JOSE DE OLANDA CAVALCANTE</text:p>
          </table:table-cell>
          <table:table-cell office:value-type="string" calcext:value-type="string">
            <text:p>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075.4" calcext:value-type="currency">
            <text:p>R$ 12.075,40</text:p>
          </table:table-cell>
          <table:table-cell office:value-type="currency" office:currency="BRL" office:value="1573.79" calcext:value-type="currency">
            <text:p>R$ 1.573,7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649.19" calcext:value-type="currency">
            <text:p>R$ 13.649,19</text:p>
          </table:table-cell>
          <table:table-cell office:value-type="currency" office:currency="BRL" office:value="856.46" calcext:value-type="currency">
            <text:p>R$ 856,46</text:p>
          </table:table-cell>
          <table:table-cell office:value-type="currency" office:currency="BRL" office:value="1994.13" calcext:value-type="currency">
            <text:p>R$ 1.994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50.59" calcext:value-type="currency">
            <text:p>R$ 2.850,59</text:p>
          </table:table-cell>
          <table:table-cell office:value-type="currency" office:currency="BRL" office:value="10798.6" calcext:value-type="currency">
            <text:p>R$ 10.798,6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020</text:p>
          </table:table-cell>
          <table:table-cell office:value-type="string" calcext:value-type="string">
            <text:p>JOSÉ FAUSTINO DOS SANTOS</text:p>
          </table:table-cell>
          <table:table-cell office:value-type="string" calcext:value-type="string">
            <text:p>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878.6" calcext:value-type="currency">
            <text:p>R$ 5.878,60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104.79" calcext:value-type="currency">
            <text:p>R$ 22.104,79</text:p>
          </table:table-cell>
          <table:table-cell office:value-type="currency" office:currency="BRL" office:value="2251.64" calcext:value-type="currency">
            <text:p>R$ 2.251,64</text:p>
          </table:table-cell>
          <table:table-cell office:value-type="currency" office:currency="BRL" office:value="4040.02" calcext:value-type="currency">
            <text:p>R$ 4.040,0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91.66" calcext:value-type="currency">
            <text:p>R$ 6.291,66</text:p>
          </table:table-cell>
          <table:table-cell office:value-type="currency" office:currency="BRL" office:value="15813.13" calcext:value-type="currency">
            <text:p>R$ 15.813,1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38</text:p>
          </table:table-cell>
          <table:table-cell office:value-type="string" calcext:value-type="string">
            <text:p>JOSE LUIZ GONCALVES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193.15" calcext:value-type="currency">
            <text:p>R$ 19.193,15</text:p>
          </table:table-cell>
          <table:table-cell office:value-type="currency" office:currency="BRL" office:value="5408.25" calcext:value-type="currency">
            <text:p>R$ 5.408,2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4601.4" calcext:value-type="currency">
            <text:p>R$ 24.601,40</text:p>
          </table:table-cell>
          <table:table-cell office:value-type="currency" office:currency="BRL" office:value="2663.58" calcext:value-type="currency">
            <text:p>R$ 2.663,5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663.58" calcext:value-type="currency">
            <text:p>R$ 2.663,58</text:p>
          </table:table-cell>
          <table:table-cell office:value-type="currency" office:currency="BRL" office:value="21937.82" calcext:value-type="currency">
            <text:p>R$ 21.937,8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054</text:p>
          </table:table-cell>
          <table:table-cell office:value-type="string" calcext:value-type="string">
            <text:p>JOSE VANDERLEI SANTOS ROLIM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2376.52" calcext:value-type="currency">
            <text:p>R$ 2.376,5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4046.2" calcext:value-type="currency">
            <text:p>R$ 24.046,20</text:p>
          </table:table-cell>
          <table:table-cell office:value-type="currency" office:currency="BRL" office:value="2571.97" calcext:value-type="currency">
            <text:p>R$ 2.571,97</text:p>
          </table:table-cell>
          <table:table-cell office:value-type="currency" office:currency="BRL" office:value="4957.27" calcext:value-type="currency">
            <text:p>R$ 4.957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529.24" calcext:value-type="currency">
            <text:p>R$ 7.529,24</text:p>
          </table:table-cell>
          <table:table-cell office:value-type="currency" office:currency="BRL" office:value="16516.96" calcext:value-type="currency">
            <text:p>R$ 16.516,9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60</text:p>
          </table:table-cell>
          <table:table-cell office:value-type="string" calcext:value-type="string">
            <text:p>JOZIETE FERREIRA DE BRITO DIA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944.94" calcext:value-type="currency">
            <text:p>R$ 3.944,9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018.99" calcext:value-type="currency">
            <text:p>R$ 17.018,99</text:p>
          </table:table-cell>
          <table:table-cell office:value-type="currency" office:currency="BRL" office:value="1412.48" calcext:value-type="currency">
            <text:p>R$ 1.412,48</text:p>
          </table:table-cell>
          <table:table-cell office:value-type="currency" office:currency="BRL" office:value="2872.19" calcext:value-type="currency">
            <text:p>R$ 2.872,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84.67" calcext:value-type="currency">
            <text:p>R$ 4.284,67</text:p>
          </table:table-cell>
          <table:table-cell office:value-type="currency" office:currency="BRL" office:value="12734.32" calcext:value-type="currency">
            <text:p>R$ 12.734,3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45</text:p>
          </table:table-cell>
          <table:table-cell office:value-type="string" calcext:value-type="string">
            <text:p>JURANDI DOS SANTOS AZEVEDO</text:p>
          </table:table-cell>
          <table:table-cell office:value-type="string" calcext:value-type="string">
            <text:p>TÉCNICO DE APOIO ESPECIALIZAD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245.79" calcext:value-type="currency">
            <text:p>R$ 10.245,79</text:p>
          </table:table-cell>
          <table:table-cell office:value-type="currency" office:currency="BRL" office:value="1638.74" calcext:value-type="currency">
            <text:p>R$ 1.638,7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1884.53" calcext:value-type="currency">
            <text:p>R$ 11.884,53</text:p>
          </table:table-cell>
          <table:table-cell office:value-type="currency" office:currency="BRL" office:value="594.28" calcext:value-type="currency">
            <text:p>R$ 594,2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94.28" calcext:value-type="currency">
            <text:p>R$ 594,28</text:p>
          </table:table-cell>
          <table:table-cell office:value-type="currency" office:currency="BRL" office:value="11290.25" calcext:value-type="currency">
            <text:p>R$ 11.290,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29</text:p>
          </table:table-cell>
          <table:table-cell office:value-type="string" calcext:value-type="string">
            <text:p>KELMA DE SOUSA COST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3731.48" calcext:value-type="currency">
            <text:p>R$ 3.731,4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938.94" calcext:value-type="currency">
            <text:p>R$ 16.938,94</text:p>
          </table:table-cell>
          <table:table-cell office:value-type="currency" office:currency="BRL" office:value="1399.27" calcext:value-type="currency">
            <text:p>R$ 1.399,27</text:p>
          </table:table-cell>
          <table:table-cell office:value-type="currency" office:currency="BRL" office:value="3377.4" calcext:value-type="currency">
            <text:p>R$ 3.377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76.67" calcext:value-type="currency">
            <text:p>R$ 4.776,67</text:p>
          </table:table-cell>
          <table:table-cell office:value-type="currency" office:currency="BRL" office:value="12162.27" calcext:value-type="currency">
            <text:p>R$ 12.162,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3171</text:p>
          </table:table-cell>
          <table:table-cell office:value-type="string" calcext:value-type="string">
            <text:p>KÊNIA MARIA DE MENDONC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253.95" calcext:value-type="currency">
            <text:p>R$ 1.253,9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061.19" calcext:value-type="currency">
            <text:p>R$ 14.061,19</text:p>
          </table:table-cell>
          <table:table-cell office:value-type="currency" office:currency="BRL" office:value="924.44" calcext:value-type="currency">
            <text:p>R$ 924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924.44" calcext:value-type="currency">
            <text:p>R$ 924,44</text:p>
          </table:table-cell>
          <table:table-cell office:value-type="currency" office:currency="BRL" office:value="13136.75" calcext:value-type="currency">
            <text:p>R$ 13.136,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30</text:p>
          </table:table-cell>
          <table:table-cell office:value-type="string" calcext:value-type="string">
            <text:p>LAEL DIAS PINTO</text:p>
          </table:table-cell>
          <table:table-cell office:value-type="string" calcext:value-type="string">
            <text:p>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470.43" calcext:value-type="currency">
            <text:p>R$ 2.470,4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277.67" calcext:value-type="currency">
            <text:p>R$ 15.277,67</text:p>
          </table:table-cell>
          <table:table-cell office:value-type="currency" office:currency="BRL" office:value="1125.16" calcext:value-type="currency">
            <text:p>R$ 1.125,16</text:p>
          </table:table-cell>
          <table:table-cell office:value-type="currency" office:currency="BRL" office:value="2420.2" calcext:value-type="currency">
            <text:p>R$ 2.420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45.36" calcext:value-type="currency">
            <text:p>R$ 3.545,36</text:p>
          </table:table-cell>
          <table:table-cell office:value-type="currency" office:currency="BRL" office:value="11732.31" calcext:value-type="currency">
            <text:p>R$ 11.732,3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112</text:p>
          </table:table-cell>
          <table:table-cell office:value-type="string" calcext:value-type="string">
            <text:p>LEDA MAGALHAES GERMANO</text:p>
          </table:table-cell>
          <table:table-cell office:value-type="string" calcext:value-type="string">
            <text:p>ANALISTA DO MPU/PERITO EM ARQUITETUR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2698.44" calcext:value-type="currency">
            <text:p>R$ 2.698,4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3711.47" calcext:value-type="currency">
            <text:p>R$ 23.711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12.68" calcext:value-type="currency">
            <text:p>R$ 312,68</text:p>
          </table:table-cell>
          <table:table-cell office:value-type="currency" office:currency="BRL" office:value="17472.15" calcext:value-type="currency">
            <text:p>R$ 17.472,15</text:p>
          </table:table-cell>
          <table:table-cell office:value-type="currency" office:currency="BRL" office:value="17784.83" calcext:value-type="currency">
            <text:p>R$ 17.784,83</text:p>
          </table:table-cell>
          <table:table-cell office:value-type="currency" office:currency="BRL" office:value="5926.64" calcext:value-type="currency">
            <text:p>R$ 5.926,6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72</text:p>
          </table:table-cell>
          <table:table-cell office:value-type="string" calcext:value-type="string">
            <text:p>LEDIVA LUCIA GONCALV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398.33" calcext:value-type="currency">
            <text:p>R$ 5.398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8472.38" calcext:value-type="currency">
            <text:p>R$ 18.472,38</text:p>
          </table:table-cell>
          <table:table-cell office:value-type="currency" office:currency="BRL" office:value="1652.29" calcext:value-type="currency">
            <text:p>R$ 1.652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652.29" calcext:value-type="currency">
            <text:p>R$ 1.652,29</text:p>
          </table:table-cell>
          <table:table-cell office:value-type="currency" office:currency="BRL" office:value="16820.09" calcext:value-type="currency">
            <text:p>R$ 16.820,0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16</text:p>
          </table:table-cell>
          <table:table-cell office:value-type="string" calcext:value-type="string">
            <text:p>LIENE CHRISOSTOMO DE OLIV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971.42" calcext:value-type="currency">
            <text:p>R$ 4.971,4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8045.47" calcext:value-type="currency">
            <text:p>R$ 18.045,47</text:p>
          </table:table-cell>
          <table:table-cell office:value-type="currency" office:currency="BRL" office:value="1581.85" calcext:value-type="currency">
            <text:p>R$ 1.581,85</text:p>
          </table:table-cell>
          <table:table-cell office:value-type="currency" office:currency="BRL" office:value="3631.49" calcext:value-type="currency">
            <text:p>R$ 3.631,4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213.34" calcext:value-type="currency">
            <text:p>R$ 5.213,34</text:p>
          </table:table-cell>
          <table:table-cell office:value-type="currency" office:currency="BRL" office:value="12832.13" calcext:value-type="currency">
            <text:p>R$ 12.832,1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43</text:p>
          </table:table-cell>
          <table:table-cell office:value-type="string" calcext:value-type="string">
            <text:p>LILALÉA LOPES DE MATOS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6504.33" calcext:value-type="currency">
            <text:p>R$ 6.504,33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1065.95" calcext:value-type="currency">
            <text:p>R$ 31.065,95</text:p>
          </table:table-cell>
          <table:table-cell office:value-type="currency" office:currency="BRL" office:value="3840.22" calcext:value-type="currency">
            <text:p>R$ 3.840,22</text:p>
          </table:table-cell>
          <table:table-cell office:value-type="currency" office:currency="BRL" office:value="6067.48" calcext:value-type="currency">
            <text:p>R$ 6.067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907.7" calcext:value-type="currency">
            <text:p>R$ 9.907,70</text:p>
          </table:table-cell>
          <table:table-cell office:value-type="currency" office:currency="BRL" office:value="21158.25" calcext:value-type="currency">
            <text:p>R$ 21.158,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08</text:p>
          </table:table-cell>
          <table:table-cell office:value-type="string" calcext:value-type="string">
            <text:p>LUCIA MARIA ROSA DE OLIV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499.22" calcext:value-type="currency">
            <text:p>R$ 3.499,2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6573.27" calcext:value-type="currency">
            <text:p>R$ 16.573,27</text:p>
          </table:table-cell>
          <table:table-cell office:value-type="currency" office:currency="BRL" office:value="1338.93" calcext:value-type="currency">
            <text:p>R$ 1.338,93</text:p>
          </table:table-cell>
          <table:table-cell office:value-type="currency" office:currency="BRL" office:value="2769.84" calcext:value-type="currency">
            <text:p>R$ 2.769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08.77" calcext:value-type="currency">
            <text:p>R$ 4.108,77</text:p>
          </table:table-cell>
          <table:table-cell office:value-type="currency" office:currency="BRL" office:value="12464.5" calcext:value-type="currency">
            <text:p>R$ 12.464,5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033</text:p>
          </table:table-cell>
          <table:table-cell office:value-type="string" calcext:value-type="string">
            <text:p>LUCIANA DE PINHO GUED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13.45" calcext:value-type="currency">
            <text:p>R$ 213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287.5" calcext:value-type="currency">
            <text:p>R$ 13.287,50</text:p>
          </table:table-cell>
          <table:table-cell office:value-type="currency" office:currency="BRL" office:value="797.71" calcext:value-type="currency">
            <text:p>R$ 797,71</text:p>
          </table:table-cell>
          <table:table-cell office:value-type="currency" office:currency="BRL" office:value="2486.55" calcext:value-type="currency">
            <text:p>R$ 2.486,5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84.26" calcext:value-type="currency">
            <text:p>R$ 3.284,26</text:p>
          </table:table-cell>
          <table:table-cell office:value-type="currency" office:currency="BRL" office:value="10003.24" calcext:value-type="currency">
            <text:p>R$ 10.003,2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3010</text:p>
          </table:table-cell>
          <table:table-cell office:value-type="string" calcext:value-type="string">
            <text:p>LUCIANE SOUSA CUNH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730.27" calcext:value-type="currency">
            <text:p>R$ 2.730,2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04.32" calcext:value-type="currency">
            <text:p>R$ 15.804,32</text:p>
          </table:table-cell>
          <table:table-cell office:value-type="currency" office:currency="BRL" office:value="1212.06" calcext:value-type="currency">
            <text:p>R$ 1.212,0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212.06" calcext:value-type="currency">
            <text:p>R$ 1.212,06</text:p>
          </table:table-cell>
          <table:table-cell office:value-type="currency" office:currency="BRL" office:value="14592.26" calcext:value-type="currency">
            <text:p>R$ 14.592,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047</text:p>
          </table:table-cell>
          <table:table-cell office:value-type="string" calcext:value-type="string">
            <text:p>LUCIANO APARECIDO DORNELAS DA SILVA</text:p>
          </table:table-cell>
          <table:table-cell office:value-type="string" calcext:value-type="string">
            <text:p>TÉCNICO DO MPU/ENFERMAGEM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832.79" calcext:value-type="currency">
            <text:p>R$ 10.832,79</text:p>
          </table:table-cell>
          <table:table-cell office:value-type="currency" office:currency="BRL" office:value="426.9" calcext:value-type="currency">
            <text:p>R$ 426,9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1259.69" calcext:value-type="currency">
            <text:p>R$ 11.259,69</text:p>
          </table:table-cell>
          <table:table-cell office:value-type="currency" office:currency="BRL" office:value="503.68" calcext:value-type="currency">
            <text:p>R$ 503,68</text:p>
          </table:table-cell>
          <table:table-cell office:value-type="currency" office:currency="BRL" office:value="1594.69" calcext:value-type="currency">
            <text:p>R$ 1.594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098.37" calcext:value-type="currency">
            <text:p>R$ 2.098,37</text:p>
          </table:table-cell>
          <table:table-cell office:value-type="currency" office:currency="BRL" office:value="9161.32" calcext:value-type="currency">
            <text:p>R$ 9.161,3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54</text:p>
          </table:table-cell>
          <table:table-cell office:value-type="string" calcext:value-type="string">
            <text:p>LUCIENE TEIXEIRA DE LACERD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676.91" calcext:value-type="currency">
            <text:p>R$ 2.676,9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484.15" calcext:value-type="currency">
            <text:p>R$ 15.484,15</text:p>
          </table:table-cell>
          <table:table-cell office:value-type="currency" office:currency="BRL" office:value="1159.23" calcext:value-type="currency">
            <text:p>R$ 1.159,23</text:p>
          </table:table-cell>
          <table:table-cell office:value-type="currency" office:currency="BRL" office:value="2415.48" calcext:value-type="currency">
            <text:p>R$ 2.415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74.71" calcext:value-type="currency">
            <text:p>R$ 3.574,71</text:p>
          </table:table-cell>
          <table:table-cell office:value-type="currency" office:currency="BRL" office:value="11909.44" calcext:value-type="currency">
            <text:p>R$ 11.909,4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81</text:p>
          </table:table-cell>
          <table:table-cell office:value-type="string" calcext:value-type="string">
            <text:p>LUIZA DA SILVA FILGUEIRA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4492.81" calcext:value-type="currency">
            <text:p>R$ 4.492,8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821.12" calcext:value-type="currency">
            <text:p>R$ 1.821,12</text:p>
          </table:table-cell>
          <table:table-cell office:value-type="currency" office:currency="BRL" office:value="22704.1" calcext:value-type="currency">
            <text:p>R$ 22.704,10</text:p>
          </table:table-cell>
          <table:table-cell office:value-type="currency" office:currency="BRL" office:value="2350.52" calcext:value-type="currency">
            <text:p>R$ 2.350,52</text:p>
          </table:table-cell>
          <table:table-cell office:value-type="currency" office:currency="BRL" office:value="4177.64" calcext:value-type="currency">
            <text:p>R$ 4.177,6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28.16" calcext:value-type="currency">
            <text:p>R$ 6.528,16</text:p>
          </table:table-cell>
          <table:table-cell office:value-type="currency" office:currency="BRL" office:value="16175.94" calcext:value-type="currency">
            <text:p>R$ 16.175,9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50</text:p>
          </table:table-cell>
          <table:table-cell office:value-type="string" calcext:value-type="string">
            <text:p>MAGALI DE ARAÚJO CARDOSO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510.86" calcext:value-type="currency">
            <text:p>R$ 17.510,86</text:p>
          </table:table-cell>
          <table:table-cell office:value-type="currency" office:currency="BRL" office:value="6118.58" calcext:value-type="currency">
            <text:p>R$ 6.118,58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7407.21" calcext:value-type="currency">
            <text:p>R$ 27.407,21</text:p>
          </table:table-cell>
          <table:table-cell office:value-type="currency" office:currency="BRL" office:value="3145.05" calcext:value-type="currency">
            <text:p>R$ 3.145,05</text:p>
          </table:table-cell>
          <table:table-cell office:value-type="currency" office:currency="BRL" office:value="5252.49" calcext:value-type="currency">
            <text:p>R$ 5.252,4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397.54" calcext:value-type="currency">
            <text:p>R$ 8.397,54</text:p>
          </table:table-cell>
          <table:table-cell office:value-type="currency" office:currency="BRL" office:value="19009.67" calcext:value-type="currency">
            <text:p>R$ 19.009,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43</text:p>
          </table:table-cell>
          <table:table-cell office:value-type="string" calcext:value-type="string">
            <text:p>MANOEL DIAS QUIXADÁ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85.33" calcext:value-type="currency">
            <text:p>R$ 5.985,3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211.52" calcext:value-type="currency">
            <text:p>R$ 22.211,52</text:p>
          </table:table-cell>
          <table:table-cell office:value-type="currency" office:currency="BRL" office:value="2269.25" calcext:value-type="currency">
            <text:p>R$ 2.269,2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9.25" calcext:value-type="currency">
            <text:p>R$ 2.269,25</text:p>
          </table:table-cell>
          <table:table-cell office:value-type="currency" office:currency="BRL" office:value="19942.27" calcext:value-type="currency">
            <text:p>R$ 19.942,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56</text:p>
          </table:table-cell>
          <table:table-cell office:value-type="string" calcext:value-type="string">
            <text:p>MARCIA SANDOVAL BATISTA SIMA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527.15" calcext:value-type="currency">
            <text:p>R$ 5.527,1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601.2" calcext:value-type="currency">
            <text:p>R$ 18.601,20</text:p>
          </table:table-cell>
          <table:table-cell office:value-type="currency" office:currency="BRL" office:value="1673.54" calcext:value-type="currency">
            <text:p>R$ 1.673,54</text:p>
          </table:table-cell>
          <table:table-cell office:value-type="currency" office:currency="BRL" office:value="3654.83" calcext:value-type="currency">
            <text:p>R$ 3.654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28.37" calcext:value-type="currency">
            <text:p>R$ 5.328,37</text:p>
          </table:table-cell>
          <table:table-cell office:value-type="currency" office:currency="BRL" office:value="13272.83" calcext:value-type="currency">
            <text:p>R$ 13.272,8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064</text:p>
          </table:table-cell>
          <table:table-cell office:value-type="string" calcext:value-type="string">
            <text:p>MARCILENA RIBEIRO DE VASCONCELOS</text:p>
          </table:table-cell>
          <table:table-cell office:value-type="string" calcext:value-type="string">
            <text:p>ANALISTA DO MPU/PERITO EM ENGENHARIA CIVIL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520.08" calcext:value-type="currency">
            <text:p>R$ 520,0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325.9" calcext:value-type="currency">
            <text:p>R$ 3.325,90</text:p>
          </table:table-cell>
          <table:table-cell office:value-type="currency" office:currency="BRL" office:value="22189.76" calcext:value-type="currency">
            <text:p>R$ 22.189,76</text:p>
          </table:table-cell>
          <table:table-cell office:value-type="currency" office:currency="BRL" office:value="2265.66" calcext:value-type="currency">
            <text:p>R$ 2.265,6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5.66" calcext:value-type="currency">
            <text:p>R$ 2.265,66</text:p>
          </table:table-cell>
          <table:table-cell office:value-type="currency" office:currency="BRL" office:value="19924.1" calcext:value-type="currency">
            <text:p>R$ 19.924,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057</text:p>
          </table:table-cell>
          <table:table-cell office:value-type="string" calcext:value-type="string">
            <text:p>MARCILIO BORBA FONSEC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000.23" calcext:value-type="currency">
            <text:p>R$ 4.000,2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807.47" calcext:value-type="currency">
            <text:p>R$ 16.807,47</text:p>
          </table:table-cell>
          <table:table-cell office:value-type="currency" office:currency="BRL" office:value="1377.58" calcext:value-type="currency">
            <text:p>R$ 1.377,58</text:p>
          </table:table-cell>
          <table:table-cell office:value-type="currency" office:currency="BRL" office:value="3242.94" calcext:value-type="currency">
            <text:p>R$ 3.242,9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20.52" calcext:value-type="currency">
            <text:p>R$ 4.620,52</text:p>
          </table:table-cell>
          <table:table-cell office:value-type="currency" office:currency="BRL" office:value="12186.95" calcext:value-type="currency">
            <text:p>R$ 12.186,9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46</text:p>
          </table:table-cell>
          <table:table-cell office:value-type="string" calcext:value-type="string">
            <text:p>MARIA APARECIDA DE OLIVEIRA BORGES CUNH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10.78" calcext:value-type="currency">
            <text:p>R$ 1.610,7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99.48" calcext:value-type="currency">
            <text:p>R$ 1.299,48</text:p>
          </table:table-cell>
          <table:table-cell office:value-type="currency" office:currency="BRL" office:value="14684.83" calcext:value-type="currency">
            <text:p>R$ 14.684,83</text:p>
          </table:table-cell>
          <table:table-cell office:value-type="currency" office:currency="BRL" office:value="1058.3" calcext:value-type="currency">
            <text:p>R$ 1.058,30</text:p>
          </table:table-cell>
          <table:table-cell office:value-type="currency" office:currency="BRL" office:value="2379.29" calcext:value-type="currency">
            <text:p>R$ 2.379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37.59" calcext:value-type="currency">
            <text:p>R$ 3.437,59</text:p>
          </table:table-cell>
          <table:table-cell office:value-type="currency" office:currency="BRL" office:value="11247.24" calcext:value-type="currency">
            <text:p>R$ 11.247,2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27</text:p>
          </table:table-cell>
          <table:table-cell office:value-type="string" calcext:value-type="string">
            <text:p>MARIA CONSOLATA SOUTO MAIOR COSTA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211.29" calcext:value-type="currency">
            <text:p>R$ 18.211,29</text:p>
          </table:table-cell>
          <table:table-cell office:value-type="currency" office:currency="BRL" office:value="3058.8" calcext:value-type="currency">
            <text:p>R$ 3.058,8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821.12" calcext:value-type="currency">
            <text:p>R$ 1.821,12</text:p>
          </table:table-cell>
          <table:table-cell office:value-type="currency" office:currency="BRL" office:value="21270.09" calcext:value-type="currency">
            <text:p>R$ 21.270,09</text:p>
          </table:table-cell>
          <table:table-cell office:value-type="currency" office:currency="BRL" office:value="2113.91" calcext:value-type="currency">
            <text:p>R$ 2.113,91</text:p>
          </table:table-cell>
          <table:table-cell office:value-type="currency" office:currency="BRL" office:value="3848.35" calcext:value-type="currency">
            <text:p>R$ 3.848,3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62.26" calcext:value-type="currency">
            <text:p>R$ 5.962,26</text:p>
          </table:table-cell>
          <table:table-cell office:value-type="currency" office:currency="BRL" office:value="15307.83" calcext:value-type="currency">
            <text:p>R$ 15.307,8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79</text:p>
          </table:table-cell>
          <table:table-cell office:value-type="string" calcext:value-type="string">
            <text:p>MARIA DA CONCEIÇÃO CASTRO DE ALENCAR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911.73" calcext:value-type="currency">
            <text:p>R$ 18.911,73</text:p>
          </table:table-cell>
          <table:table-cell office:value-type="currency" office:currency="BRL" office:value="6116.34" calcext:value-type="currency">
            <text:p>R$ 6.116,34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8447.02" calcext:value-type="currency">
            <text:p>R$ 28.447,02</text:p>
          </table:table-cell>
          <table:table-cell office:value-type="currency" office:currency="BRL" office:value="3342.62" calcext:value-type="currency">
            <text:p>R$ 3.342,62</text:p>
          </table:table-cell>
          <table:table-cell office:value-type="currency" office:currency="BRL" office:value="5484.11" calcext:value-type="currency">
            <text:p>R$ 5.484,1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826.73" calcext:value-type="currency">
            <text:p>R$ 8.826,73</text:p>
          </table:table-cell>
          <table:table-cell office:value-type="currency" office:currency="BRL" office:value="19620.29" calcext:value-type="currency">
            <text:p>R$ 19.620,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360</text:p>
          </table:table-cell>
          <table:table-cell office:value-type="string" calcext:value-type="string">
            <text:p>MARIA DA CONCEICAO FARIAS DOS SANTOS MENDONC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570.18" calcext:value-type="currency">
            <text:p>R$ 2.570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377.42" calcext:value-type="currency">
            <text:p>R$ 15.377,42</text:p>
          </table:table-cell>
          <table:table-cell office:value-type="currency" office:currency="BRL" office:value="1141.62" calcext:value-type="currency">
            <text:p>R$ 1.141,62</text:p>
          </table:table-cell>
          <table:table-cell office:value-type="currency" office:currency="BRL" office:value="3018.84" calcext:value-type="currency">
            <text:p>R$ 3.018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60.46" calcext:value-type="currency">
            <text:p>R$ 4.160,46</text:p>
          </table:table-cell>
          <table:table-cell office:value-type="currency" office:currency="BRL" office:value="11216.96" calcext:value-type="currency">
            <text:p>R$ 11.216,9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08</text:p>
          </table:table-cell>
          <table:table-cell office:value-type="string" calcext:value-type="string">
            <text:p>MARIA DA CONCEIÇÃO FLORES DOS SANTOS</text:p>
          </table:table-cell>
          <table:table-cell office:value-type="string" calcext:value-type="string">
            <text:p>TÉCNICO SERV.GERAIS/ADMINISTRATIV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5238.24" calcext:value-type="currency">
            <text:p>R$ 5.238,2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910.94" calcext:value-type="currency">
            <text:p>R$ 15.910,94</text:p>
          </table:table-cell>
          <table:table-cell office:value-type="currency" office:currency="BRL" office:value="1229.65" calcext:value-type="currency">
            <text:p>R$ 1.229,65</text:p>
          </table:table-cell>
          <table:table-cell office:value-type="currency" office:currency="BRL" office:value="2565.62" calcext:value-type="currency">
            <text:p>R$ 2.565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95.27" calcext:value-type="currency">
            <text:p>R$ 3.795,27</text:p>
          </table:table-cell>
          <table:table-cell office:value-type="currency" office:currency="BRL" office:value="12115.67" calcext:value-type="currency">
            <text:p>R$ 12.115,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34</text:p>
          </table:table-cell>
          <table:table-cell office:value-type="string" calcext:value-type="string">
            <text:p>MARIA DA GRACA COSTA RAMOS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table:number-columns-repeated="12" office:value-type="currency" office:currency="BRL" office:value="0" calcext:value-type="currency">
            <text:p>R$ 0,00</text:p>
          </table:table-cell>
          <table:table-cell office:value-type="currency" office:currency="BRL" office:value="279.76" calcext:value-type="currency">
            <text:p>R$ 279,76</text:p>
          </table:table-cell>
          <table:table-cell office:value-type="currency" office:currency="BRL" office:value="-279.76" calcext:value-type="currency">
            <text:p>-R$ 279,7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38</text:p>
          </table:table-cell>
          <table:table-cell office:value-type="string" calcext:value-type="string">
            <text:p>MARIA DAS GRAÇAS PEREIRA DA COST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614.3" calcext:value-type="currency">
            <text:p>R$ 3.614,3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6688.35" calcext:value-type="currency">
            <text:p>R$ 16.688,35</text:p>
          </table:table-cell>
          <table:table-cell office:value-type="currency" office:currency="BRL" office:value="1357.92" calcext:value-type="currency">
            <text:p>R$ 1.357,92</text:p>
          </table:table-cell>
          <table:table-cell office:value-type="currency" office:currency="BRL" office:value="2796.27" calcext:value-type="currency">
            <text:p>R$ 2.796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54.19" calcext:value-type="currency">
            <text:p>R$ 4.154,19</text:p>
          </table:table-cell>
          <table:table-cell office:value-type="currency" office:currency="BRL" office:value="12534.16" calcext:value-type="currency">
            <text:p>R$ 12.534,1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05</text:p>
          </table:table-cell>
          <table:table-cell office:value-type="string" calcext:value-type="string">
            <text:p>MARIA DE JESUS DE SOUZA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526.52" calcext:value-type="currency">
            <text:p>R$ 11.526,52</text:p>
          </table:table-cell>
          <table:table-cell office:value-type="currency" office:currency="BRL" office:value="5252.99" calcext:value-type="currency">
            <text:p>R$ 5.252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779.51" calcext:value-type="currency">
            <text:p>R$ 16.779,51</text:p>
          </table:table-cell>
          <table:table-cell office:value-type="currency" office:currency="BRL" office:value="1372.96" calcext:value-type="currency">
            <text:p>R$ 1.372,96</text:p>
          </table:table-cell>
          <table:table-cell office:value-type="currency" office:currency="BRL" office:value="2817.2" calcext:value-type="currency">
            <text:p>R$ 2.817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190.16" calcext:value-type="currency">
            <text:p>R$ 4.190,16</text:p>
          </table:table-cell>
          <table:table-cell office:value-type="currency" office:currency="BRL" office:value="12589.35" calcext:value-type="currency">
            <text:p>R$ 12.589,3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3001</text:p>
          </table:table-cell>
          <table:table-cell office:value-type="string" calcext:value-type="string">
            <text:p>MARIA DE JESUS FERREIRA LIMA SILV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449.58" calcext:value-type="currency">
            <text:p>R$ 3.449,5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523.63" calcext:value-type="currency">
            <text:p>R$ 16.523,63</text:p>
          </table:table-cell>
          <table:table-cell office:value-type="currency" office:currency="BRL" office:value="1058.1" calcext:value-type="currency">
            <text:p>R$ 1.058,10</text:p>
          </table:table-cell>
          <table:table-cell office:value-type="currency" office:currency="BRL" office:value="2746.21" calcext:value-type="currency">
            <text:p>R$ 2.746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64.55" calcext:value-type="currency">
            <text:p>R$ 5.364,55</text:p>
          </table:table-cell>
          <table:table-cell office:value-type="currency" office:currency="BRL" office:value="11159.08" calcext:value-type="currency">
            <text:p>R$ 11.159,0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06</text:p>
          </table:table-cell>
          <table:table-cell office:value-type="string" calcext:value-type="string">
            <text:p>MARIA DE LOURDES CARVALHO CARIRI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291.6" calcext:value-type="currency">
            <text:p>R$ 5.291,60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517.79" calcext:value-type="currency">
            <text:p>R$ 21.517,79</text:p>
          </table:table-cell>
          <table:table-cell office:value-type="currency" office:currency="BRL" office:value="2154.78" calcext:value-type="currency">
            <text:p>R$ 2.154,78</text:p>
          </table:table-cell>
          <table:table-cell office:value-type="currency" office:currency="BRL" office:value="3853.09" calcext:value-type="currency">
            <text:p>R$ 3.853,0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007.87" calcext:value-type="currency">
            <text:p>R$ 6.007,87</text:p>
          </table:table-cell>
          <table:table-cell office:value-type="currency" office:currency="BRL" office:value="15509.92" calcext:value-type="currency">
            <text:p>R$ 15.509,9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5219</text:p>
          </table:table-cell>
          <table:table-cell office:value-type="string" calcext:value-type="string">
            <text:p>MARIA DE NAZARE FERNANDES MELO BORG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997.38" calcext:value-type="currency">
            <text:p>R$ 2.997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04.62" calcext:value-type="currency">
            <text:p>R$ 15.804,62</text:p>
          </table:table-cell>
          <table:table-cell office:value-type="currency" office:currency="BRL" office:value="1212.11" calcext:value-type="currency">
            <text:p>R$ 1.212,11</text:p>
          </table:table-cell>
          <table:table-cell office:value-type="currency" office:currency="BRL" office:value="3064.8" calcext:value-type="currency">
            <text:p>R$ 3.064,8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76.91" calcext:value-type="currency">
            <text:p>R$ 4.276,91</text:p>
          </table:table-cell>
          <table:table-cell office:value-type="currency" office:currency="BRL" office:value="11527.71" calcext:value-type="currency">
            <text:p>R$ 11.527,7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68</text:p>
          </table:table-cell>
          <table:table-cell office:value-type="string" calcext:value-type="string">
            <text:p>MARIA GOMES DE OLIVEIRA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039.27" calcext:value-type="currency">
            <text:p>R$ 4.039,27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0532.27" calcext:value-type="currency">
            <text:p>R$ 20.532,27</text:p>
          </table:table-cell>
          <table:table-cell office:value-type="currency" office:currency="BRL" office:value="1992.17" calcext:value-type="currency">
            <text:p>R$ 1.992,17</text:p>
          </table:table-cell>
          <table:table-cell office:value-type="currency" office:currency="BRL" office:value="3678.93" calcext:value-type="currency">
            <text:p>R$ 3.678,9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71.1" calcext:value-type="currency">
            <text:p>R$ 5.671,10</text:p>
          </table:table-cell>
          <table:table-cell office:value-type="currency" office:currency="BRL" office:value="14861.17" calcext:value-type="currency">
            <text:p>R$ 14.861,1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42</text:p>
          </table:table-cell>
          <table:table-cell office:value-type="string" calcext:value-type="string">
            <text:p>MARIA IEDA DA SILV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083.97" calcext:value-type="currency">
            <text:p>R$ 3.083,9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91.21" calcext:value-type="currency">
            <text:p>R$ 15.891,21</text:p>
          </table:table-cell>
          <table:table-cell office:value-type="currency" office:currency="BRL" office:value="1226.39" calcext:value-type="currency">
            <text:p>R$ 1.226,39</text:p>
          </table:table-cell>
          <table:table-cell office:value-type="currency" office:currency="BRL" office:value="2613.23" calcext:value-type="currency">
            <text:p>R$ 2.613,2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39.62" calcext:value-type="currency">
            <text:p>R$ 3.839,62</text:p>
          </table:table-cell>
          <table:table-cell office:value-type="currency" office:currency="BRL" office:value="12051.59" calcext:value-type="currency">
            <text:p>R$ 12.051,5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43</text:p>
          </table:table-cell>
          <table:table-cell office:value-type="string" calcext:value-type="string">
            <text:p>MARIA IGNEZ DE BARROS SILVEIRA</text:p>
          </table:table-cell>
          <table:table-cell office:value-type="string" calcext:value-type="string">
            <text:p>ANALISTA DO MPU/PSICOLOG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5415.9" calcext:value-type="currency">
            <text:p>R$ 5.415,9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7085.58" calcext:value-type="currency">
            <text:p>R$ 27.085,58</text:p>
          </table:table-cell>
          <table:table-cell office:value-type="currency" office:currency="BRL" office:value="3083.95" calcext:value-type="currency">
            <text:p>R$ 3.083,95</text:p>
          </table:table-cell>
          <table:table-cell office:value-type="currency" office:currency="BRL" office:value="5180.85" calcext:value-type="currency">
            <text:p>R$ 5.180,8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264.8" calcext:value-type="currency">
            <text:p>R$ 8.264,80</text:p>
          </table:table-cell>
          <table:table-cell office:value-type="currency" office:currency="BRL" office:value="18820.78" calcext:value-type="currency">
            <text:p>R$ 18.820,7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50</text:p>
          </table:table-cell>
          <table:table-cell office:value-type="string" calcext:value-type="string">
            <text:p>MARIA ILENE BISPO DE OLIV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1787.24" calcext:value-type="currency">
            <text:p>R$ 1.787,2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994.7" calcext:value-type="currency">
            <text:p>R$ 14.994,70</text:p>
          </table:table-cell>
          <table:table-cell office:value-type="currency" office:currency="BRL" office:value="1078.47" calcext:value-type="currency">
            <text:p>R$ 1.078,4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78.47" calcext:value-type="currency">
            <text:p>R$ 1.078,47</text:p>
          </table:table-cell>
          <table:table-cell office:value-type="currency" office:currency="BRL" office:value="13916.23" calcext:value-type="currency">
            <text:p>R$ 13.916,2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40</text:p>
          </table:table-cell>
          <table:table-cell office:value-type="string" calcext:value-type="string">
            <text:p>MARIA LEONISSE MIRANDA DE ANDRADE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953.42" calcext:value-type="currency">
            <text:p>R$ 11.953,42</text:p>
          </table:table-cell>
          <table:table-cell office:value-type="currency" office:currency="BRL" office:value="3200.95" calcext:value-type="currency">
            <text:p>R$ 3.200,9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154.37" calcext:value-type="currency">
            <text:p>R$ 15.154,37</text:p>
          </table:table-cell>
          <table:table-cell office:value-type="currency" office:currency="BRL" office:value="1104.82" calcext:value-type="currency">
            <text:p>R$ 1.104,8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04.82" calcext:value-type="currency">
            <text:p>R$ 1.104,82</text:p>
          </table:table-cell>
          <table:table-cell office:value-type="currency" office:currency="BRL" office:value="14049.55" calcext:value-type="currency">
            <text:p>R$ 14.049,5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93</text:p>
          </table:table-cell>
          <table:table-cell office:value-type="string" calcext:value-type="string">
            <text:p>MARIA LIMA FERNAND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3201.29" calcext:value-type="currency">
            <text:p>R$ 3.201,2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30.82" calcext:value-type="currency">
            <text:p>R$ 1.430,82</text:p>
          </table:table-cell>
          <table:table-cell office:value-type="currency" office:currency="BRL" office:value="16408.75" calcext:value-type="currency">
            <text:p>R$ 16.408,75</text:p>
          </table:table-cell>
          <table:table-cell office:value-type="currency" office:currency="BRL" office:value="1311.79" calcext:value-type="currency">
            <text:p>R$ 1.311,79</text:p>
          </table:table-cell>
          <table:table-cell office:value-type="currency" office:currency="BRL" office:value="2732.06" calcext:value-type="currency">
            <text:p>R$ 2.732,0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43.85" calcext:value-type="currency">
            <text:p>R$ 4.043,85</text:p>
          </table:table-cell>
          <table:table-cell office:value-type="currency" office:currency="BRL" office:value="12364.9" calcext:value-type="currency">
            <text:p>R$ 12.364,9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45</text:p>
          </table:table-cell>
          <table:table-cell office:value-type="string" calcext:value-type="string">
            <text:p>MARIA MATOSO DE MORAI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939.81" calcext:value-type="currency">
            <text:p>R$ 1.939,8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691.1" calcext:value-type="currency">
            <text:p>R$ 2.691,10</text:p>
          </table:table-cell>
          <table:table-cell office:value-type="currency" office:currency="BRL" office:value="10276.23" calcext:value-type="currency">
            <text:p>R$ 10.276,2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37</text:p>
          </table:table-cell>
          <table:table-cell office:value-type="string" calcext:value-type="string">
            <text:p>MARIA NOELIA DO NASCIMENTO BRITO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380.96" calcext:value-type="currency">
            <text:p>R$ 6.380,96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658.5" calcext:value-type="currency">
            <text:p>R$ 1.658,50</text:p>
          </table:table-cell>
          <table:table-cell office:value-type="currency" office:currency="BRL" office:value="22965.97" calcext:value-type="currency">
            <text:p>R$ 22.965,97</text:p>
          </table:table-cell>
          <table:table-cell office:value-type="currency" office:currency="BRL" office:value="2393.73" calcext:value-type="currency">
            <text:p>R$ 2.393,73</text:p>
          </table:table-cell>
          <table:table-cell office:value-type="currency" office:currency="BRL" office:value="4237.77" calcext:value-type="currency">
            <text:p>R$ 4.237,7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631.5" calcext:value-type="currency">
            <text:p>R$ 6.631,50</text:p>
          </table:table-cell>
          <table:table-cell office:value-type="currency" office:currency="BRL" office:value="16334.47" calcext:value-type="currency">
            <text:p>R$ 16.334,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13</text:p>
          </table:table-cell>
          <table:table-cell office:value-type="string" calcext:value-type="string">
            <text:p>MARIA NUNES DA SILVA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4964.87" calcext:value-type="currency">
            <text:p>R$ 4.964,87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591.72" calcext:value-type="currency">
            <text:p>R$ 1.591,72</text:p>
          </table:table-cell>
          <table:table-cell office:value-type="currency" office:currency="BRL" office:value="21457.87" calcext:value-type="currency">
            <text:p>R$ 21.457,87</text:p>
          </table:table-cell>
          <table:table-cell office:value-type="currency" office:currency="BRL" office:value="2144.89" calcext:value-type="currency">
            <text:p>R$ 2.144,89</text:p>
          </table:table-cell>
          <table:table-cell office:value-type="currency" office:currency="BRL" office:value="3891.47" calcext:value-type="currency">
            <text:p>R$ 3.891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036.36" calcext:value-type="currency">
            <text:p>R$ 6.036,36</text:p>
          </table:table-cell>
          <table:table-cell office:value-type="currency" office:currency="BRL" office:value="15421.51" calcext:value-type="currency">
            <text:p>R$ 15.421,5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16</text:p>
          </table:table-cell>
          <table:table-cell office:value-type="string" calcext:value-type="string">
            <text:p>MARIA PEREIRA BONFIM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570.18" calcext:value-type="currency">
            <text:p>R$ 2.570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377.42" calcext:value-type="currency">
            <text:p>R$ 15.377,42</text:p>
          </table:table-cell>
          <table:table-cell office:value-type="currency" office:currency="BRL" office:value="1141.62" calcext:value-type="currency">
            <text:p>R$ 1.141,6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41.62" calcext:value-type="currency">
            <text:p>R$ 1.141,62</text:p>
          </table:table-cell>
          <table:table-cell office:value-type="currency" office:currency="BRL" office:value="14235.8" calcext:value-type="currency">
            <text:p>R$ 14.235,8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155</text:p>
          </table:table-cell>
          <table:table-cell office:value-type="string" calcext:value-type="string">
            <text:p>MARIA TEREZA CESAR MOREIRA DE CERQUEIRA</text:p>
          </table:table-cell>
          <table:table-cell office:value-type="string" calcext:value-type="string">
            <text:p>ANALISTA DO MPU/CLÍNICA MÉD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0425.11" calcext:value-type="currency">
            <text:p>R$ 30.425,11</text:p>
          </table:table-cell>
          <table:table-cell office:value-type="currency" office:currency="BRL" office:value="350.21" calcext:value-type="currency">
            <text:p>R$ 350,2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258.44" calcext:value-type="currency">
            <text:p>R$ 10.258,44</text:p>
          </table:table-cell>
          <table:table-cell office:value-type="currency" office:currency="BRL" office:value="4693.86" calcext:value-type="currency">
            <text:p>R$ 4.693,86</text:p>
          </table:table-cell>
          <table:table-cell office:value-type="currency" office:currency="BRL" office:value="875.54" calcext:value-type="currency">
            <text:p>R$ 875,54</text:p>
          </table:table-cell>
          <table:table-cell office:value-type="currency" office:currency="BRL" office:value="1393.11" calcext:value-type="currency">
            <text:p>R$ 1.393,11</text:p>
          </table:table-cell>
          <table:table-cell office:value-type="currency" office:currency="BRL" office:value="46603.16" calcext:value-type="currency">
            <text:p>R$ 46.603,16</text:p>
          </table:table-cell>
          <table:table-cell office:value-type="currency" office:currency="BRL" office:value="4693.86" calcext:value-type="currency">
            <text:p>R$ 4.693,86</text:p>
          </table:table-cell>
          <table:table-cell office:value-type="currency" office:currency="BRL" office:value="9733.05" calcext:value-type="currency">
            <text:p>R$ 9.733,0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426.91" calcext:value-type="currency">
            <text:p>R$ 14.426,91</text:p>
          </table:table-cell>
          <table:table-cell office:value-type="currency" office:currency="BRL" office:value="32176.25" calcext:value-type="currency">
            <text:p>R$ 32.176,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82</text:p>
          </table:table-cell>
          <table:table-cell office:value-type="string" calcext:value-type="string">
            <text:p>MARIA ZILVANIR LIMA COST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240.76" calcext:value-type="currency">
            <text:p>R$ 3.240,7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048" calcext:value-type="currency">
            <text:p>R$ 16.048,00</text:p>
          </table:table-cell>
          <table:table-cell office:value-type="currency" office:currency="BRL" office:value="1252.27" calcext:value-type="currency">
            <text:p>R$ 1.252,27</text:p>
          </table:table-cell>
          <table:table-cell office:value-type="currency" office:currency="BRL" office:value="3120.68" calcext:value-type="currency">
            <text:p>R$ 3.120,6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72.95" calcext:value-type="currency">
            <text:p>R$ 4.372,95</text:p>
          </table:table-cell>
          <table:table-cell office:value-type="currency" office:currency="BRL" office:value="11675.05" calcext:value-type="currency">
            <text:p>R$ 11.675,0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88</text:p>
          </table:table-cell>
          <table:table-cell office:value-type="string" calcext:value-type="string">
            <text:p>MARILIA DOMINGU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680.87" calcext:value-type="currency">
            <text:p>R$ 2.680,8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488.11" calcext:value-type="currency">
            <text:p>R$ 15.488,11</text:p>
          </table:table-cell>
          <table:table-cell office:value-type="currency" office:currency="BRL" office:value="1159.88" calcext:value-type="currency">
            <text:p>R$ 1.159,88</text:p>
          </table:table-cell>
          <table:table-cell office:value-type="currency" office:currency="BRL" office:value="2520.66" calcext:value-type="currency">
            <text:p>R$ 2.520,6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80.54" calcext:value-type="currency">
            <text:p>R$ 3.680,54</text:p>
          </table:table-cell>
          <table:table-cell office:value-type="currency" office:currency="BRL" office:value="11807.57" calcext:value-type="currency">
            <text:p>R$ 11.807,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60</text:p>
          </table:table-cell>
          <table:table-cell office:value-type="string" calcext:value-type="string">
            <text:p>MARLY PORFIRIO BARBOSA RODRIGU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832.02" calcext:value-type="currency">
            <text:p>R$ 1.832,0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639.26" calcext:value-type="currency">
            <text:p>R$ 14.639,26</text:p>
          </table:table-cell>
          <table:table-cell office:value-type="currency" office:currency="BRL" office:value="1019.82" calcext:value-type="currency">
            <text:p>R$ 1.019,82</text:p>
          </table:table-cell>
          <table:table-cell office:value-type="currency" office:currency="BRL" office:value="2849.34" calcext:value-type="currency">
            <text:p>R$ 2.849,3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869.16" calcext:value-type="currency">
            <text:p>R$ 3.869,16</text:p>
          </table:table-cell>
          <table:table-cell office:value-type="currency" office:currency="BRL" office:value="10770.1" calcext:value-type="currency">
            <text:p>R$ 10.770,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02</text:p>
          </table:table-cell>
          <table:table-cell office:value-type="string" calcext:value-type="string">
            <text:p>MOEMA DA ROCHA MENEZES</text:p>
          </table:table-cell>
          <table:table-cell office:value-type="string" calcext:value-type="string">
            <text:p>ANALISTA DO MPU/DESENVOLVIMENTO DE SISTEMAS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787.98" calcext:value-type="currency">
            <text:p>R$ 787,9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2457.66" calcext:value-type="currency">
            <text:p>R$ 22.457,66</text:p>
          </table:table-cell>
          <table:table-cell office:value-type="currency" office:currency="BRL" office:value="2309.86" calcext:value-type="currency">
            <text:p>R$ 2.309,86</text:p>
          </table:table-cell>
          <table:table-cell office:value-type="currency" office:currency="BRL" office:value="4644.64" calcext:value-type="currency">
            <text:p>R$ 4.644,6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954.5" calcext:value-type="currency">
            <text:p>R$ 6.954,50</text:p>
          </table:table-cell>
          <table:table-cell office:value-type="currency" office:currency="BRL" office:value="15503.16" calcext:value-type="currency">
            <text:p>R$ 15.503,1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586</text:p>
          </table:table-cell>
          <table:table-cell office:value-type="string" calcext:value-type="string">
            <text:p>MONICA TORRES LIMA DA SILVEIRA</text:p>
          </table:table-cell>
          <table:table-cell office:value-type="string" calcext:value-type="string">
            <text:p>TÉCNICO DO MPU/SAÚDE BUCAL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377.06" calcext:value-type="currency">
            <text:p>R$ 9.377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377.06" calcext:value-type="currency">
            <text:p>R$ 9.377,06</text:p>
          </table:table-cell>
          <table:table-cell office:value-type="currency" office:currency="BRL" office:value="230.7" calcext:value-type="currency">
            <text:p>R$ 230,7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30.7" calcext:value-type="currency">
            <text:p>R$ 230,70</text:p>
          </table:table-cell>
          <table:table-cell office:value-type="currency" office:currency="BRL" office:value="9146.36" calcext:value-type="currency">
            <text:p>R$ 9.146,3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3055</text:p>
          </table:table-cell>
          <table:table-cell office:value-type="string" calcext:value-type="string">
            <text:p>MOYSES BEMERGUY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728.07" calcext:value-type="currency">
            <text:p>R$ 728,0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28.07" calcext:value-type="currency">
            <text:p>R$ 728,07</text:p>
          </table:table-cell>
          <table:table-cell office:value-type="currency" office:currency="BRL" office:value="12079.17" calcext:value-type="currency">
            <text:p>R$ 12.079,1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030</text:p>
          </table:table-cell>
          <table:table-cell office:value-type="string" calcext:value-type="string">
            <text:p>NEIDE CRISTINA NUNES DE SOUZA</text:p>
          </table:table-cell>
          <table:table-cell office:value-type="string" calcext:value-type="string">
            <text:p>ANALISTA DO MPU/BIBLIOTECONOM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3509.36" calcext:value-type="currency">
            <text:p>R$ 3.509,3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5179.04" calcext:value-type="currency">
            <text:p>R$ 25.179,04</text:p>
          </table:table-cell>
          <table:table-cell office:value-type="currency" office:currency="BRL" office:value="2758.89" calcext:value-type="currency">
            <text:p>R$ 2.758,89</text:p>
          </table:table-cell>
          <table:table-cell office:value-type="currency" office:currency="BRL" office:value="4745.94" calcext:value-type="currency">
            <text:p>R$ 4.745,9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504.83" calcext:value-type="currency">
            <text:p>R$ 7.504,83</text:p>
          </table:table-cell>
          <table:table-cell office:value-type="currency" office:currency="BRL" office:value="17674.21" calcext:value-type="currency">
            <text:p>R$ 17.674,2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51</text:p>
          </table:table-cell>
          <table:table-cell office:value-type="string" calcext:value-type="string">
            <text:p>NELSON RODRIGUES SOUZA</text:p>
          </table:table-cell>
          <table:table-cell office:value-type="string" calcext:value-type="string">
            <text:p>TÉCNICO DE SERVIÇOS GERAIS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85.33" calcext:value-type="currency">
            <text:p>R$ 5.985,3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622.6" calcext:value-type="currency">
            <text:p>R$ 1.622,60</text:p>
          </table:table-cell>
          <table:table-cell office:value-type="currency" office:currency="BRL" office:value="22211.52" calcext:value-type="currency">
            <text:p>R$ 22.211,52</text:p>
          </table:table-cell>
          <table:table-cell office:value-type="currency" office:currency="BRL" office:value="2269.25" calcext:value-type="currency">
            <text:p>R$ 2.269,2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9.25" calcext:value-type="currency">
            <text:p>R$ 2.269,25</text:p>
          </table:table-cell>
          <table:table-cell office:value-type="currency" office:currency="BRL" office:value="19942.27" calcext:value-type="currency">
            <text:p>R$ 19.942,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192</text:p>
          </table:table-cell>
          <table:table-cell office:value-type="string" calcext:value-type="string">
            <text:p>NILTON FERREIRA BRANDÃO</text:p>
          </table:table-cell>
          <table:table-cell office:value-type="string" calcext:value-type="string">
            <text:p>ANALISTA PROCESSUAL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6907.64" calcext:value-type="currency">
            <text:p>R$ 6.907,6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7920.67" calcext:value-type="currency">
            <text:p>R$ 27.920,67</text:p>
          </table:table-cell>
          <table:table-cell office:value-type="currency" office:currency="BRL" office:value="3242.61" calcext:value-type="currency">
            <text:p>R$ 3.242,6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242.61" calcext:value-type="currency">
            <text:p>R$ 3.242,61</text:p>
          </table:table-cell>
          <table:table-cell office:value-type="currency" office:currency="BRL" office:value="24678.06" calcext:value-type="currency">
            <text:p>R$ 24.678,0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80</text:p>
          </table:table-cell>
          <table:table-cell office:value-type="string" calcext:value-type="string">
            <text:p>NIVALDO SILVA MACIEL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6825.75" calcext:value-type="currency">
            <text:p>R$ 6.825,7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7838.78" calcext:value-type="currency">
            <text:p>R$ 27.838,78</text:p>
          </table:table-cell>
          <table:table-cell office:value-type="currency" office:currency="BRL" office:value="3227.05" calcext:value-type="currency">
            <text:p>R$ 3.227,05</text:p>
          </table:table-cell>
          <table:table-cell office:value-type="currency" office:currency="BRL" office:value="5192.21" calcext:value-type="currency">
            <text:p>R$ 5.192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419.26" calcext:value-type="currency">
            <text:p>R$ 8.419,26</text:p>
          </table:table-cell>
          <table:table-cell office:value-type="currency" office:currency="BRL" office:value="19419.52" calcext:value-type="currency">
            <text:p>R$ 19.419,5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4143</text:p>
          </table:table-cell>
          <table:table-cell office:value-type="string" calcext:value-type="string">
            <text:p>NORISVALDO DIAS BRANDÃ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3320.33" calcext:value-type="currency">
            <text:p>R$ 3.320,33</text:p>
          </table:table-cell>
          <table:table-cell office:value-type="currency" office:currency="BRL" office:value="2385.29" calcext:value-type="currency">
            <text:p>R$ 2.385,2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8779.67" calcext:value-type="currency">
            <text:p>R$ 18.779,67</text:p>
          </table:table-cell>
          <table:table-cell office:value-type="currency" office:currency="BRL" office:value="1702.99" calcext:value-type="currency">
            <text:p>R$ 1.702,99</text:p>
          </table:table-cell>
          <table:table-cell office:value-type="currency" office:currency="BRL" office:value="3747.94" calcext:value-type="currency">
            <text:p>R$ 3.747,9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0.93" calcext:value-type="currency">
            <text:p>R$ 5.450,93</text:p>
          </table:table-cell>
          <table:table-cell office:value-type="currency" office:currency="BRL" office:value="13328.74" calcext:value-type="currency">
            <text:p>R$ 13.328,7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4145</text:p>
          </table:table-cell>
          <table:table-cell office:value-type="string" calcext:value-type="string">
            <text:p>OCINEIDE FIRMINO ARAUJ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347.48" calcext:value-type="currency">
            <text:p>R$ 3.347,4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154.72" calcext:value-type="currency">
            <text:p>R$ 16.154,72</text:p>
          </table:table-cell>
          <table:table-cell office:value-type="currency" office:currency="BRL" office:value="1269.87" calcext:value-type="currency">
            <text:p>R$ 1.269,87</text:p>
          </table:table-cell>
          <table:table-cell office:value-type="currency" office:currency="BRL" office:value="2988.78" calcext:value-type="currency">
            <text:p>R$ 2.988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58.65" calcext:value-type="currency">
            <text:p>R$ 4.258,65</text:p>
          </table:table-cell>
          <table:table-cell office:value-type="currency" office:currency="BRL" office:value="11896.07" calcext:value-type="currency">
            <text:p>R$ 11.896,0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02</text:p>
          </table:table-cell>
          <table:table-cell office:value-type="string" calcext:value-type="string">
            <text:p>ODÁLIO ALVES FEITOSA</text:p>
          </table:table-cell>
          <table:table-cell office:value-type="string" calcext:value-type="string">
            <text:p>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886.16" calcext:value-type="currency">
            <text:p>R$ 10.886,16</text:p>
          </table:table-cell>
          <table:table-cell office:value-type="currency" office:currency="BRL" office:value="5505.06" calcext:value-type="currency">
            <text:p>R$ 5.505,0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391.22" calcext:value-type="currency">
            <text:p>R$ 16.391,22</text:p>
          </table:table-cell>
          <table:table-cell office:value-type="currency" office:currency="BRL" office:value="1308.9" calcext:value-type="currency">
            <text:p>R$ 1.308,90</text:p>
          </table:table-cell>
          <table:table-cell office:value-type="currency" office:currency="BRL" office:value="2675.9" calcext:value-type="currency">
            <text:p>R$ 2.675,9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984.8" calcext:value-type="currency">
            <text:p>R$ 3.984,80</text:p>
          </table:table-cell>
          <table:table-cell office:value-type="currency" office:currency="BRL" office:value="12406.42" calcext:value-type="currency">
            <text:p>R$ 12.406,4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421</text:p>
          </table:table-cell>
          <table:table-cell office:value-type="string" calcext:value-type="string">
            <text:p>OSWALDO PINTO OSORIO FILHO</text:p>
          </table:table-cell>
          <table:table-cell office:value-type="string" calcext:value-type="string">
            <text:p>ANALISTA DO MPU/PERITO EM CONTABILIDAD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350.21" calcext:value-type="currency">
            <text:p>R$ 350,2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019.89" calcext:value-type="currency">
            <text:p>R$ 22.019,89</text:p>
          </table:table-cell>
          <table:table-cell office:value-type="currency" office:currency="BRL" office:value="2237.63" calcext:value-type="currency">
            <text:p>R$ 2.237,63</text:p>
          </table:table-cell>
          <table:table-cell office:value-type="currency" office:currency="BRL" office:value="3968.38" calcext:value-type="currency">
            <text:p>R$ 3.968,3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06.01" calcext:value-type="currency">
            <text:p>R$ 6.206,01</text:p>
          </table:table-cell>
          <table:table-cell office:value-type="currency" office:currency="BRL" office:value="15813.88" calcext:value-type="currency">
            <text:p>R$ 15.813,8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70</text:p>
          </table:table-cell>
          <table:table-cell office:value-type="string" calcext:value-type="string">
            <text:p>OTACILIO ALVES BARBOZA</text:p>
          </table:table-cell>
          <table:table-cell office:value-type="string" calcext:value-type="string">
            <text:p>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546.59" calcext:value-type="currency">
            <text:p>R$ 2.546,5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353.83" calcext:value-type="currency">
            <text:p>R$ 15.353,83</text:p>
          </table:table-cell>
          <table:table-cell office:value-type="currency" office:currency="BRL" office:value="1137.73" calcext:value-type="currency">
            <text:p>R$ 1.137,73</text:p>
          </table:table-cell>
          <table:table-cell office:value-type="currency" office:currency="BRL" office:value="2437.69" calcext:value-type="currency">
            <text:p>R$ 2.437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75.42" calcext:value-type="currency">
            <text:p>R$ 3.575,42</text:p>
          </table:table-cell>
          <table:table-cell office:value-type="currency" office:currency="BRL" office:value="11778.41" calcext:value-type="currency">
            <text:p>R$ 11.778,4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5168</text:p>
          </table:table-cell>
          <table:table-cell office:value-type="string" calcext:value-type="string">
            <text:p>PAULO BERNARDO DA SILVA</text:p>
          </table:table-cell>
          <table:table-cell office:value-type="string" calcext:value-type="string">
            <text:p>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159.17" calcext:value-type="currency">
            <text:p>R$ 2.159,1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66.41" calcext:value-type="currency">
            <text:p>R$ 14.966,41</text:p>
          </table:table-cell>
          <table:table-cell office:value-type="currency" office:currency="BRL" office:value="1073.8" calcext:value-type="currency">
            <text:p>R$ 1.073,80</text:p>
          </table:table-cell>
          <table:table-cell office:value-type="currency" office:currency="BRL" office:value="2924.46" calcext:value-type="currency">
            <text:p>R$ 2.924,4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998.26" calcext:value-type="currency">
            <text:p>R$ 3.998,26</text:p>
          </table:table-cell>
          <table:table-cell office:value-type="currency" office:currency="BRL" office:value="10968.15" calcext:value-type="currency">
            <text:p>R$ 10.968,1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08</text:p>
          </table:table-cell>
          <table:table-cell office:value-type="string" calcext:value-type="string">
            <text:p>PAULO CESAR ZORDAN</text:p>
          </table:table-cell>
          <table:table-cell office:value-type="string" calcext:value-type="string">
            <text:p>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208.26" calcext:value-type="currency">
            <text:p>R$ 2.208,2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282.31" calcext:value-type="currency">
            <text:p>R$ 15.282,31</text:p>
          </table:table-cell>
          <table:table-cell office:value-type="currency" office:currency="BRL" office:value="1125.93" calcext:value-type="currency">
            <text:p>R$ 1.125,93</text:p>
          </table:table-cell>
          <table:table-cell office:value-type="currency" office:currency="BRL" office:value="2473.41" calcext:value-type="currency">
            <text:p>R$ 2.473,4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99.34" calcext:value-type="currency">
            <text:p>R$ 3.599,34</text:p>
          </table:table-cell>
          <table:table-cell office:value-type="currency" office:currency="BRL" office:value="11682.97" calcext:value-type="currency">
            <text:p>R$ 11.682,9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4089</text:p>
          </table:table-cell>
          <table:table-cell office:value-type="string" calcext:value-type="string">
            <text:p>PAULO FERNANDO PEREZ NOBRE MOURÃ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459.38" calcext:value-type="currency">
            <text:p>R$ 3.459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6266.62" calcext:value-type="currency">
            <text:p>R$ 16.266,62</text:p>
          </table:table-cell>
          <table:table-cell office:value-type="currency" office:currency="BRL" office:value="2197.2" calcext:value-type="currency">
            <text:p>R$ 2.197,20</text:p>
          </table:table-cell>
          <table:table-cell office:value-type="currency" office:currency="BRL" office:value="1810.4" calcext:value-type="currency">
            <text:p>R$ 1.810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07.6" calcext:value-type="currency">
            <text:p>R$ 4.007,60</text:p>
          </table:table-cell>
          <table:table-cell office:value-type="currency" office:currency="BRL" office:value="12259.02" calcext:value-type="currency">
            <text:p>R$ 12.259,0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86</text:p>
          </table:table-cell>
          <table:table-cell office:value-type="string" calcext:value-type="string">
            <text:p>PAULO ROBERTO PACHECO DO AMARAL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3354.6" calcext:value-type="currency">
            <text:p>R$ 3.354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4367.63" calcext:value-type="currency">
            <text:p>R$ 24.367,63</text:p>
          </table:table-cell>
          <table:table-cell office:value-type="currency" office:currency="BRL" office:value="2625" calcext:value-type="currency">
            <text:p>R$ 2.625,00</text:p>
          </table:table-cell>
          <table:table-cell office:value-type="currency" office:currency="BRL" office:value="5031.08" calcext:value-type="currency">
            <text:p>R$ 5.031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56.08" calcext:value-type="currency">
            <text:p>R$ 7.656,08</text:p>
          </table:table-cell>
          <table:table-cell office:value-type="currency" office:currency="BRL" office:value="16711.55" calcext:value-type="currency">
            <text:p>R$ 16.711,5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5543</text:p>
          </table:table-cell>
          <table:table-cell office:value-type="string" calcext:value-type="string">
            <text:p>RAFAELA DE SOUZA VELASCO TEIXEIRA CEI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504.18" calcext:value-type="currency">
            <text:p>R$ 5.504,1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504.18" calcext:value-type="currency">
            <text:p>R$ 5.504,1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2.32" calcext:value-type="currency">
            <text:p>R$ 462,3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2.32" calcext:value-type="currency">
            <text:p>R$ 462,32</text:p>
          </table:table-cell>
          <table:table-cell office:value-type="currency" office:currency="BRL" office:value="5041.86" calcext:value-type="currency">
            <text:p>R$ 5.041,8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4676</text:p>
          </table:table-cell>
          <table:table-cell office:value-type="string" calcext:value-type="string">
            <text:p>RAIMUNDA DE JESUS FERR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045.47" calcext:value-type="currency">
            <text:p>R$ 2.045,4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171.88" calcext:value-type="currency">
            <text:p>R$ 1.171,88</text:p>
          </table:table-cell>
          <table:table-cell office:value-type="currency" office:currency="BRL" office:value="15119.52" calcext:value-type="currency">
            <text:p>R$ 15.119,52</text:p>
          </table:table-cell>
          <table:table-cell office:value-type="currency" office:currency="BRL" office:value="1099.07" calcext:value-type="currency">
            <text:p>R$ 1.099,07</text:p>
          </table:table-cell>
          <table:table-cell office:value-type="currency" office:currency="BRL" office:value="2907.48" calcext:value-type="currency">
            <text:p>R$ 2.907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06.55" calcext:value-type="currency">
            <text:p>R$ 4.006,55</text:p>
          </table:table-cell>
          <table:table-cell office:value-type="currency" office:currency="BRL" office:value="11112.97" calcext:value-type="currency">
            <text:p>R$ 11.112,9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759</text:p>
          </table:table-cell>
          <table:table-cell office:value-type="string" calcext:value-type="string">
            <text:p>RAIMUNDO ALVES DE MELO</text:p>
          </table:table-cell>
          <table:table-cell office:value-type="string" calcext:value-type="string">
            <text:p>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2085.76" calcext:value-type="currency">
            <text:p>R$ 2.085,7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3755.44" calcext:value-type="currency">
            <text:p>R$ 23.755,44</text:p>
          </table:table-cell>
          <table:table-cell office:value-type="currency" office:currency="BRL" office:value="2523.99" calcext:value-type="currency">
            <text:p>R$ 2.523,99</text:p>
          </table:table-cell>
          <table:table-cell office:value-type="currency" office:currency="BRL" office:value="4890.51" calcext:value-type="currency">
            <text:p>R$ 4.890,5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414.5" calcext:value-type="currency">
            <text:p>R$ 7.414,50</text:p>
          </table:table-cell>
          <table:table-cell office:value-type="currency" office:currency="BRL" office:value="16340.94" calcext:value-type="currency">
            <text:p>R$ 16.340,9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20</text:p>
          </table:table-cell>
          <table:table-cell office:value-type="string" calcext:value-type="string">
            <text:p>RIDAMAR DO NASCIMENTO RODRIGU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196.65" calcext:value-type="currency">
            <text:p>R$ 3.196,65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13.86" calcext:value-type="currency">
            <text:p>R$ 1.413,86</text:p>
          </table:table-cell>
          <table:table-cell office:value-type="currency" office:currency="BRL" office:value="17335.41" calcext:value-type="currency">
            <text:p>R$ 17.335,41</text:p>
          </table:table-cell>
          <table:table-cell office:value-type="currency" office:currency="BRL" office:value="1464.69" calcext:value-type="currency">
            <text:p>R$ 1.464,69</text:p>
          </table:table-cell>
          <table:table-cell office:value-type="currency" office:currency="BRL" office:value="2892.71" calcext:value-type="currency">
            <text:p>R$ 2.892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57.4" calcext:value-type="currency">
            <text:p>R$ 4.357,40</text:p>
          </table:table-cell>
          <table:table-cell office:value-type="currency" office:currency="BRL" office:value="12978.01" calcext:value-type="currency">
            <text:p>R$ 12.978,0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000</text:p>
          </table:table-cell>
          <table:table-cell office:value-type="string" calcext:value-type="string">
            <text:p>RITA CRISTINA DIAS DA COSTA VARGA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867.21" calcext:value-type="currency">
            <text:p>R$ 2.867,2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074.67" calcext:value-type="currency">
            <text:p>R$ 16.074,67</text:p>
          </table:table-cell>
          <table:table-cell office:value-type="currency" office:currency="BRL" office:value="1256.67" calcext:value-type="currency">
            <text:p>R$ 1.256,67</text:p>
          </table:table-cell>
          <table:table-cell office:value-type="currency" office:currency="BRL" office:value="3178.95" calcext:value-type="currency">
            <text:p>R$ 3.178,9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35.62" calcext:value-type="currency">
            <text:p>R$ 4.435,62</text:p>
          </table:table-cell>
          <table:table-cell office:value-type="currency" office:currency="BRL" office:value="11639.05" calcext:value-type="currency">
            <text:p>R$ 11.639,0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97</text:p>
          </table:table-cell>
          <table:table-cell office:value-type="string" calcext:value-type="string">
            <text:p>ROBERTO CLÁUDIO CARDOSO FONTINELE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075.4" calcext:value-type="currency">
            <text:p>R$ 12.075,40</text:p>
          </table:table-cell>
          <table:table-cell office:value-type="currency" office:currency="BRL" office:value="5931.96" calcext:value-type="currency">
            <text:p>R$ 5.931,9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426.31" calcext:value-type="currency">
            <text:p>R$ 21.426,31</text:p>
          </table:table-cell>
          <table:table-cell office:value-type="currency" office:currency="BRL" office:value="2139.69" calcext:value-type="currency">
            <text:p>R$ 2.139,69</text:p>
          </table:table-cell>
          <table:table-cell office:value-type="currency" office:currency="BRL" office:value="3884.22" calcext:value-type="currency">
            <text:p>R$ 3.884,2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023.91" calcext:value-type="currency">
            <text:p>R$ 6.023,91</text:p>
          </table:table-cell>
          <table:table-cell office:value-type="currency" office:currency="BRL" office:value="15402.4" calcext:value-type="currency">
            <text:p>R$ 15.402,4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238</text:p>
          </table:table-cell>
          <table:table-cell office:value-type="string" calcext:value-type="string">
            <text:p>ROBERTO RAMSES ARAUJO DE OLIVEIRA</text:p>
          </table:table-cell>
          <table:table-cell office:value-type="string" calcext:value-type="string">
            <text:p>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525.32" calcext:value-type="currency">
            <text:p>R$ 525,32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2195" calcext:value-type="currency">
            <text:p>R$ 22.195,00</text:p>
          </table:table-cell>
          <table:table-cell office:value-type="currency" office:currency="BRL" office:value="2266.52" calcext:value-type="currency">
            <text:p>R$ 2.266,5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266.52" calcext:value-type="currency">
            <text:p>R$ 2.266,52</text:p>
          </table:table-cell>
          <table:table-cell office:value-type="currency" office:currency="BRL" office:value="19928.48" calcext:value-type="currency">
            <text:p>R$ 19.928,4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45</text:p>
          </table:table-cell>
          <table:table-cell office:value-type="string" calcext:value-type="string">
            <text:p>ROGERIO VERAS BATISTA</text:p>
          </table:table-cell>
          <table:table-cell office:value-type="string" calcext:value-type="string">
            <text:p>ANALISTA DO MPU/PERITO EM MEDICIN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1575.97" calcext:value-type="currency">
            <text:p>R$ 1.575,9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589" calcext:value-type="currency">
            <text:p>R$ 22.589,00</text:p>
          </table:table-cell>
          <table:table-cell office:value-type="currency" office:currency="BRL" office:value="2331.53" calcext:value-type="currency">
            <text:p>R$ 2.331,53</text:p>
          </table:table-cell>
          <table:table-cell office:value-type="currency" office:currency="BRL" office:value="4151.2" calcext:value-type="currency">
            <text:p>R$ 4.151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482.73" calcext:value-type="currency">
            <text:p>R$ 6.482,73</text:p>
          </table:table-cell>
          <table:table-cell office:value-type="currency" office:currency="BRL" office:value="16106.27" calcext:value-type="currency">
            <text:p>R$ 16.106,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413</text:p>
          </table:table-cell>
          <table:table-cell office:value-type="string" calcext:value-type="string">
            <text:p>ROMULO COSSICH FURTADO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669.68" calcext:value-type="currency">
            <text:p>R$ 21.669,68</text:p>
          </table:table-cell>
          <table:table-cell office:value-type="currency" office:currency="BRL" office:value="4395.29" calcext:value-type="currency">
            <text:p>R$ 4.395,2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6064.97" calcext:value-type="currency">
            <text:p>R$ 26.064,97</text:p>
          </table:table-cell>
          <table:table-cell office:value-type="currency" office:currency="BRL" office:value="3813.93" calcext:value-type="currency">
            <text:p>R$ 3.813,9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813.93" calcext:value-type="currency">
            <text:p>R$ 3.813,93</text:p>
          </table:table-cell>
          <table:table-cell office:value-type="currency" office:currency="BRL" office:value="22251.04" calcext:value-type="currency">
            <text:p>R$ 22.251,0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61</text:p>
          </table:table-cell>
          <table:table-cell office:value-type="string" calcext:value-type="string">
            <text:p>ROSANA MÁRCIA CARRUSCA DE OLIVEIRA MATTIELLO</text:p>
          </table:table-cell>
          <table:table-cell office:value-type="string" calcext:value-type="string">
            <text:p>ANALISTA DO MPU/PSICOLOGI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5882.46" calcext:value-type="currency">
            <text:p>R$ 5.882,46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211.78" calcext:value-type="currency">
            <text:p>R$ 2.211,78</text:p>
          </table:table-cell>
          <table:table-cell office:value-type="currency" office:currency="BRL" office:value="30314.44" calcext:value-type="currency">
            <text:p>R$ 30.314,44</text:p>
          </table:table-cell>
          <table:table-cell office:value-type="currency" office:currency="BRL" office:value="3697.43" calcext:value-type="currency">
            <text:p>R$ 3.697,43</text:p>
          </table:table-cell>
          <table:table-cell office:value-type="currency" office:currency="BRL" office:value="5900.08" calcext:value-type="currency">
            <text:p>R$ 5.900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597.51" calcext:value-type="currency">
            <text:p>R$ 9.597,51</text:p>
          </table:table-cell>
          <table:table-cell office:value-type="currency" office:currency="BRL" office:value="20716.93" calcext:value-type="currency">
            <text:p>R$ 20.716,9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125</text:p>
          </table:table-cell>
          <table:table-cell office:value-type="string" calcext:value-type="string">
            <text:p>ROSAURANI COELHO MOUTINH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4155.69" calcext:value-type="currency">
            <text:p>R$ 4.155,6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363.15" calcext:value-type="currency">
            <text:p>R$ 17.363,15</text:p>
          </table:table-cell>
          <table:table-cell office:value-type="currency" office:currency="BRL" office:value="1469.26" calcext:value-type="currency">
            <text:p>R$ 1.469,26</text:p>
          </table:table-cell>
          <table:table-cell office:value-type="currency" office:currency="BRL" office:value="2951.22" calcext:value-type="currency">
            <text:p>R$ 2.951,2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20.48" calcext:value-type="currency">
            <text:p>R$ 4.420,48</text:p>
          </table:table-cell>
          <table:table-cell office:value-type="currency" office:currency="BRL" office:value="12942.67" calcext:value-type="currency">
            <text:p>R$ 12.942,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77</text:p>
          </table:table-cell>
          <table:table-cell office:value-type="string" calcext:value-type="string">
            <text:p>ROSEANA MOTA PINTO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5521.71" calcext:value-type="currency">
            <text:p>R$ 5.521,71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30312.51" calcext:value-type="currency">
            <text:p>R$ 30.312,51</text:p>
          </table:table-cell>
          <table:table-cell office:value-type="currency" office:currency="BRL" office:value="3697.06" calcext:value-type="currency">
            <text:p>R$ 3.697,06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697.06" calcext:value-type="currency">
            <text:p>R$ 3.697,06</text:p>
          </table:table-cell>
          <table:table-cell office:value-type="currency" office:currency="BRL" office:value="26615.45" calcext:value-type="currency">
            <text:p>R$ 26.615,4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46</text:p>
          </table:table-cell>
          <table:table-cell office:value-type="string" calcext:value-type="string">
            <text:p>ROSILDA ALVES DE OLIV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720.33" calcext:value-type="currency">
            <text:p>R$ 1.72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715.92" calcext:value-type="currency">
            <text:p>R$ 2.715,92</text:p>
          </table:table-cell>
          <table:table-cell office:value-type="currency" office:currency="BRL" office:value="14794.38" calcext:value-type="currency">
            <text:p>R$ 14.794,38</text:p>
          </table:table-cell>
          <table:table-cell office:value-type="currency" office:currency="BRL" office:value="1045.42" calcext:value-type="currency">
            <text:p>R$ 1.045,42</text:p>
          </table:table-cell>
          <table:table-cell office:value-type="currency" office:currency="BRL" office:value="2884.96" calcext:value-type="currency">
            <text:p>R$ 2.884,9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121.5" calcext:value-type="currency">
            <text:p>R$ 5.121,50</text:p>
          </table:table-cell>
          <table:table-cell office:value-type="currency" office:currency="BRL" office:value="9672.88" calcext:value-type="currency">
            <text:p>R$ 9.672,8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069</text:p>
          </table:table-cell>
          <table:table-cell office:value-type="string" calcext:value-type="string">
            <text:p>RUY PASCHOAL RIBEIRO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075.4" calcext:value-type="currency">
            <text:p>R$ 12.075,40</text:p>
          </table:table-cell>
          <table:table-cell office:value-type="currency" office:currency="BRL" office:value="1365.32" calcext:value-type="currency">
            <text:p>R$ 1.365,3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440.72" calcext:value-type="currency">
            <text:p>R$ 13.440,72</text:p>
          </table:table-cell>
          <table:table-cell office:value-type="currency" office:currency="BRL" office:value="822.06" calcext:value-type="currency">
            <text:p>R$ 822,06</text:p>
          </table:table-cell>
          <table:table-cell office:value-type="currency" office:currency="BRL" office:value="1998.39" calcext:value-type="currency">
            <text:p>R$ 1.998,3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20.45" calcext:value-type="currency">
            <text:p>R$ 2.820,45</text:p>
          </table:table-cell>
          <table:table-cell office:value-type="currency" office:currency="BRL" office:value="10620.27" calcext:value-type="currency">
            <text:p>R$ 10.620,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71</text:p>
          </table:table-cell>
          <table:table-cell office:value-type="string" calcext:value-type="string">
            <text:p>SALETE DE ASSIS SILV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67</text:p>
          </table:table-cell>
          <table:table-cell office:value-type="string" calcext:value-type="string">
            <text:p>SANDRA GORAYEB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234.14" calcext:value-type="currency">
            <text:p>R$ 13.234,14</text:p>
          </table:table-cell>
          <table:table-cell office:value-type="currency" office:currency="BRL" office:value="789.98" calcext:value-type="currency">
            <text:p>R$ 789,9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89.98" calcext:value-type="currency">
            <text:p>R$ 789,98</text:p>
          </table:table-cell>
          <table:table-cell office:value-type="currency" office:currency="BRL" office:value="12444.16" calcext:value-type="currency">
            <text:p>R$ 12.444,1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07</text:p>
          </table:table-cell>
          <table:table-cell office:value-type="string" calcext:value-type="string">
            <text:p>SEBASTIANA DOS SANTOS RODRIGU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3518.03" calcext:value-type="currency">
            <text:p>R$ 3.518,0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6325.27" calcext:value-type="currency">
            <text:p>R$ 16.325,27</text:p>
          </table:table-cell>
          <table:table-cell office:value-type="currency" office:currency="BRL" office:value="1298.01" calcext:value-type="currency">
            <text:p>R$ 1.298,0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298.01" calcext:value-type="currency">
            <text:p>R$ 1.298,01</text:p>
          </table:table-cell>
          <table:table-cell office:value-type="currency" office:currency="BRL" office:value="15027.26" calcext:value-type="currency">
            <text:p>R$ 15.027,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17</text:p>
          </table:table-cell>
          <table:table-cell office:value-type="string" calcext:value-type="string">
            <text:p>SEBASTIANA NUNES BARBOS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792.23" calcext:value-type="currency">
            <text:p>R$ 1.792,2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599.47" calcext:value-type="currency">
            <text:p>R$ 14.599,47</text:p>
          </table:table-cell>
          <table:table-cell office:value-type="currency" office:currency="BRL" office:value="1013.26" calcext:value-type="currency">
            <text:p>R$ 1.013,26</text:p>
          </table:table-cell>
          <table:table-cell office:value-type="currency" office:currency="BRL" office:value="2212.33" calcext:value-type="currency">
            <text:p>R$ 2.212,3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225.59" calcext:value-type="currency">
            <text:p>R$ 3.225,59</text:p>
          </table:table-cell>
          <table:table-cell office:value-type="currency" office:currency="BRL" office:value="11373.88" calcext:value-type="currency">
            <text:p>R$ 11.373,8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42</text:p>
          </table:table-cell>
          <table:table-cell office:value-type="string" calcext:value-type="string">
            <text:p>SEBASTIAO FRANCISCO BARBOSA</text:p>
          </table:table-cell>
          <table:table-cell office:value-type="string" calcext:value-type="string">
            <text:p>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916.68" calcext:value-type="currency">
            <text:p>R$ 5.916,68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142.87" calcext:value-type="currency">
            <text:p>R$ 22.142,87</text:p>
          </table:table-cell>
          <table:table-cell office:value-type="currency" office:currency="BRL" office:value="2257.92" calcext:value-type="currency">
            <text:p>R$ 2.257,92</text:p>
          </table:table-cell>
          <table:table-cell office:value-type="currency" office:currency="BRL" office:value="3996.62" calcext:value-type="currency">
            <text:p>R$ 3.996,6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54.54" calcext:value-type="currency">
            <text:p>R$ 6.254,54</text:p>
          </table:table-cell>
          <table:table-cell office:value-type="currency" office:currency="BRL" office:value="15888.33" calcext:value-type="currency">
            <text:p>R$ 15.888,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44</text:p>
          </table:table-cell>
          <table:table-cell office:value-type="string" calcext:value-type="string">
            <text:p>SEBASTIAO SOARES JUSTIN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627.84" calcext:value-type="currency">
            <text:p>R$ 2.627,8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701.89" calcext:value-type="currency">
            <text:p>R$ 15.701,89</text:p>
          </table:table-cell>
          <table:table-cell office:value-type="currency" office:currency="BRL" office:value="1195.16" calcext:value-type="currency">
            <text:p>R$ 1.195,16</text:p>
          </table:table-cell>
          <table:table-cell office:value-type="currency" office:currency="BRL" office:value="2175.83" calcext:value-type="currency">
            <text:p>R$ 2.175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70.99" calcext:value-type="currency">
            <text:p>R$ 3.370,99</text:p>
          </table:table-cell>
          <table:table-cell office:value-type="currency" office:currency="BRL" office:value="12330.9" calcext:value-type="currency">
            <text:p>R$ 12.330,9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54</text:p>
          </table:table-cell>
          <table:table-cell office:value-type="string" calcext:value-type="string">
            <text:p>SERGIO NUNES DE SOUZ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6729.55" calcext:value-type="currency">
            <text:p>R$ 6.729,5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9937.01" calcext:value-type="currency">
            <text:p>R$ 19.937,01</text:p>
          </table:table-cell>
          <table:table-cell office:value-type="currency" office:currency="BRL" office:value="1893.95" calcext:value-type="currency">
            <text:p>R$ 1.893,95</text:p>
          </table:table-cell>
          <table:table-cell office:value-type="currency" office:currency="BRL" office:value="3542.24" calcext:value-type="currency">
            <text:p>R$ 3.542,2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36.19" calcext:value-type="currency">
            <text:p>R$ 5.436,19</text:p>
          </table:table-cell>
          <table:table-cell office:value-type="currency" office:currency="BRL" office:value="14500.82" calcext:value-type="currency">
            <text:p>R$ 14.500,8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4747</text:p>
          </table:table-cell>
          <table:table-cell office:value-type="string" calcext:value-type="string">
            <text:p>SHIRLENE DE CARVALH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340.87" calcext:value-type="currency">
            <text:p>R$ 13.340,87</text:p>
          </table:table-cell>
          <table:table-cell office:value-type="currency" office:currency="BRL" office:value="2521.47" calcext:value-type="currency">
            <text:p>R$ 2.521,4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862.34" calcext:value-type="currency">
            <text:p>R$ 15.862,34</text:p>
          </table:table-cell>
          <table:table-cell office:value-type="currency" office:currency="BRL" office:value="1221.63" calcext:value-type="currency">
            <text:p>R$ 1.221,63</text:p>
          </table:table-cell>
          <table:table-cell office:value-type="currency" office:currency="BRL" office:value="3025.92" calcext:value-type="currency">
            <text:p>R$ 3.025,9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47.55" calcext:value-type="currency">
            <text:p>R$ 4.247,55</text:p>
          </table:table-cell>
          <table:table-cell office:value-type="currency" office:currency="BRL" office:value="11614.79" calcext:value-type="currency">
            <text:p>R$ 11.614,7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12</text:p>
          </table:table-cell>
          <table:table-cell office:value-type="string" calcext:value-type="string">
            <text:p>SOLANGE LUCIA DE OLIVEIRA REZENDE CESAR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400.91" calcext:value-type="currency">
            <text:p>R$ 5.400,9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474.96" calcext:value-type="currency">
            <text:p>R$ 18.474,96</text:p>
          </table:table-cell>
          <table:table-cell office:value-type="currency" office:currency="BRL" office:value="1652.71" calcext:value-type="currency">
            <text:p>R$ 1.652,71</text:p>
          </table:table-cell>
          <table:table-cell office:value-type="currency" office:currency="BRL" office:value="3677.98" calcext:value-type="currency">
            <text:p>R$ 3.677,9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30.69" calcext:value-type="currency">
            <text:p>R$ 5.330,69</text:p>
          </table:table-cell>
          <table:table-cell office:value-type="currency" office:currency="BRL" office:value="13144.27" calcext:value-type="currency">
            <text:p>R$ 13.144,2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82</text:p>
          </table:table-cell>
          <table:table-cell office:value-type="string" calcext:value-type="string">
            <text:p>SONIA MARIA PINHEIRO MOR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766.65" calcext:value-type="currency">
            <text:p>R$ 11.766,65</text:p>
          </table:table-cell>
          <table:table-cell office:value-type="currency" office:currency="BRL" office:value="4084.56" calcext:value-type="currency">
            <text:p>R$ 4.084,5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851.21" calcext:value-type="currency">
            <text:p>R$ 15.851,21</text:p>
          </table:table-cell>
          <table:table-cell office:value-type="currency" office:currency="BRL" office:value="1219.79" calcext:value-type="currency">
            <text:p>R$ 1.219,7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219.79" calcext:value-type="currency">
            <text:p>R$ 1.219,79</text:p>
          </table:table-cell>
          <table:table-cell office:value-type="currency" office:currency="BRL" office:value="14631.42" calcext:value-type="currency">
            <text:p>R$ 14.631,4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25</text:p>
          </table:table-cell>
          <table:table-cell office:value-type="string" calcext:value-type="string">
            <text:p>SÔNIA SILVA BOTELHO</text:p>
          </table:table-cell>
          <table:table-cell office:value-type="string" calcext:value-type="string">
            <text:p>ANALISTA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510.86" calcext:value-type="currency">
            <text:p>R$ 17.510,86</text:p>
          </table:table-cell>
          <table:table-cell office:value-type="currency" office:currency="BRL" office:value="3764.23" calcext:value-type="currency">
            <text:p>R$ 3.764,23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754.64" calcext:value-type="currency">
            <text:p>R$ 1.754,64</text:p>
          </table:table-cell>
          <table:table-cell office:value-type="currency" office:currency="BRL" office:value="25052.86" calcext:value-type="currency">
            <text:p>R$ 25.052,86</text:p>
          </table:table-cell>
          <table:table-cell office:value-type="currency" office:currency="BRL" office:value="2738.07" calcext:value-type="currency">
            <text:p>R$ 2.738,0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738.07" calcext:value-type="currency">
            <text:p>R$ 2.738,07</text:p>
          </table:table-cell>
          <table:table-cell office:value-type="currency" office:currency="BRL" office:value="22314.79" calcext:value-type="currency">
            <text:p>R$ 22.314,7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045</text:p>
          </table:table-cell>
          <table:table-cell office:value-type="string" calcext:value-type="string">
            <text:p>STANLEY GEHREN MOREIR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75.61" calcext:value-type="currency">
            <text:p>R$ 1.675,61</text:p>
          </table:table-cell>
          <table:table-cell office:value-type="currency" office:currency="BRL" office:value="1714.97" calcext:value-type="currency">
            <text:p>R$ 1.714,9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90.58" calcext:value-type="currency">
            <text:p>R$ 3.390,58</text:p>
          </table:table-cell>
          <table:table-cell office:value-type="currency" office:currency="BRL" office:value="9683.47" calcext:value-type="currency">
            <text:p>R$ 9.683,4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755</text:p>
          </table:table-cell>
          <table:table-cell office:value-type="string" calcext:value-type="string">
            <text:p>SUZY MARY ALMEIDA BRAGA</text:p>
          </table:table-cell>
          <table:table-cell office:value-type="string" calcext:value-type="string">
            <text:p>TÉCNICO DO MPU/ADMINISTRAÇÃ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C-02</text:p>
          </table:table-cell>
          <table:table-cell office:value-type="currency" office:currency="BRL" office:value="13358.64" calcext:value-type="currency">
            <text:p>R$ 13.358,64</text:p>
          </table:table-cell>
          <table:table-cell office:value-type="currency" office:currency="BRL" office:value="1845.91" calcext:value-type="currency">
            <text:p>R$ 1.845,91</text:p>
          </table:table-cell>
          <table:table-cell office:value-type="currency" office:currency="BRL" office:value="1331.52" calcext:value-type="currency">
            <text:p>R$ 1.331,5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5.4" calcext:value-type="currency">
            <text:p>R$ 285,40</text:p>
          </table:table-cell>
          <table:table-cell office:value-type="currency" office:currency="BRL" office:value="1997.01" calcext:value-type="currency">
            <text:p>R$ 1.997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024.91" calcext:value-type="currency">
            <text:p>R$ 3.024,91</text:p>
          </table:table-cell>
          <table:table-cell office:value-type="currency" office:currency="BRL" office:value="18818.48" calcext:value-type="currency">
            <text:p>R$ 18.818,48</text:p>
          </table:table-cell>
          <table:table-cell office:value-type="currency" office:currency="BRL" office:value="1997.01" calcext:value-type="currency">
            <text:p>R$ 1.997,01</text:p>
          </table:table-cell>
          <table:table-cell office:value-type="currency" office:currency="BRL" office:value="3599.28" calcext:value-type="currency">
            <text:p>R$ 3.599,2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596.29" calcext:value-type="currency">
            <text:p>R$ 5.596,29</text:p>
          </table:table-cell>
          <table:table-cell office:value-type="currency" office:currency="BRL" office:value="13222.19" calcext:value-type="currency">
            <text:p>R$ 13.222,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937</text:p>
          </table:table-cell>
          <table:table-cell office:value-type="string" calcext:value-type="string">
            <text:p>TERESINHA FERREIRA MACHADO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72.7" calcext:value-type="currency">
            <text:p>R$ 10.672,70</text:p>
          </table:table-cell>
          <table:table-cell office:value-type="currency" office:currency="BRL" office:value="2528.44" calcext:value-type="currency">
            <text:p>R$ 2.528,4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201.14" calcext:value-type="currency">
            <text:p>R$ 13.201,14</text:p>
          </table:table-cell>
          <table:table-cell office:value-type="currency" office:currency="BRL" office:value="785.19" calcext:value-type="currency">
            <text:p>R$ 785,19</text:p>
          </table:table-cell>
          <table:table-cell office:value-type="currency" office:currency="BRL" office:value="1942.65" calcext:value-type="currency">
            <text:p>R$ 1.942,6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727.84" calcext:value-type="currency">
            <text:p>R$ 2.727,84</text:p>
          </table:table-cell>
          <table:table-cell office:value-type="currency" office:currency="BRL" office:value="10473.3" calcext:value-type="currency">
            <text:p>R$ 10.473,3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04</text:p>
          </table:table-cell>
          <table:table-cell office:value-type="string" calcext:value-type="string">
            <text:p>TEREZA DA SILVA GOM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5291.6" calcext:value-type="currency">
            <text:p>R$ 5.291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8098.84" calcext:value-type="currency">
            <text:p>R$ 18.098,84</text:p>
          </table:table-cell>
          <table:table-cell office:value-type="currency" office:currency="BRL" office:value="1590.65" calcext:value-type="currency">
            <text:p>R$ 1.590,65</text:p>
          </table:table-cell>
          <table:table-cell office:value-type="currency" office:currency="BRL" office:value="3120.15" calcext:value-type="currency">
            <text:p>R$ 3.120,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0.8" calcext:value-type="currency">
            <text:p>R$ 4.710,80</text:p>
          </table:table-cell>
          <table:table-cell office:value-type="currency" office:currency="BRL" office:value="13388.04" calcext:value-type="currency">
            <text:p>R$ 13.388,0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32</text:p>
          </table:table-cell>
          <table:table-cell office:value-type="string" calcext:value-type="string">
            <text:p>TEREZINHA ELIANA GOM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5847.33" calcext:value-type="currency">
            <text:p>R$ 5.847,33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22699.15" calcext:value-type="currency">
            <text:p>R$ 22.699,15</text:p>
          </table:table-cell>
          <table:table-cell office:value-type="currency" office:currency="BRL" office:value="2349.7" calcext:value-type="currency">
            <text:p>R$ 2.349,70</text:p>
          </table:table-cell>
          <table:table-cell office:value-type="currency" office:currency="BRL" office:value="4176.5" calcext:value-type="currency">
            <text:p>R$ 4.176,5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26.2" calcext:value-type="currency">
            <text:p>R$ 6.526,20</text:p>
          </table:table-cell>
          <table:table-cell office:value-type="currency" office:currency="BRL" office:value="16172.95" calcext:value-type="currency">
            <text:p>R$ 16.172,9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802</text:p>
          </table:table-cell>
          <table:table-cell office:value-type="string" calcext:value-type="string">
            <text:p>THAIS MAGALHAES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510.86" calcext:value-type="currency">
            <text:p>R$ 17.510,86</text:p>
          </table:table-cell>
          <table:table-cell office:value-type="currency" office:currency="BRL" office:value="875.54" calcext:value-type="currency">
            <text:p>R$ 875,5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8386.4" calcext:value-type="currency">
            <text:p>R$ 18.386,40</text:p>
          </table:table-cell>
          <table:table-cell office:value-type="currency" office:currency="BRL" office:value="1638.1" calcext:value-type="currency">
            <text:p>R$ 1.638,10</text:p>
          </table:table-cell>
          <table:table-cell office:value-type="currency" office:currency="BRL" office:value="3709.78" calcext:value-type="currency">
            <text:p>R$ 3.709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47.88" calcext:value-type="currency">
            <text:p>R$ 5.347,88</text:p>
          </table:table-cell>
          <table:table-cell office:value-type="currency" office:currency="BRL" office:value="13038.52" calcext:value-type="currency">
            <text:p>R$ 13.038,5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972</text:p>
          </table:table-cell>
          <table:table-cell office:value-type="string" calcext:value-type="string">
            <text:p>TIRZA CORREIA PIMENTEL ALVES DE ARAUJ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207.46" calcext:value-type="currency">
            <text:p>R$ 13.207,46</text:p>
          </table:table-cell>
          <table:table-cell office:value-type="currency" office:currency="BRL" office:value="2089.91" calcext:value-type="currency">
            <text:p>R$ 2.089,9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5297.37" calcext:value-type="currency">
            <text:p>R$ 15.297,37</text:p>
          </table:table-cell>
          <table:table-cell office:value-type="currency" office:currency="BRL" office:value="1128.41" calcext:value-type="currency">
            <text:p>R$ 1.128,41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128.41" calcext:value-type="currency">
            <text:p>R$ 1.128,41</text:p>
          </table:table-cell>
          <table:table-cell office:value-type="currency" office:currency="BRL" office:value="14168.96" calcext:value-type="currency">
            <text:p>R$ 14.168,9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49</text:p>
          </table:table-cell>
          <table:table-cell office:value-type="string" calcext:value-type="string">
            <text:p>VALDIR PEREIRA MOTA</text:p>
          </table:table-cell>
          <table:table-cell office:value-type="string" calcext:value-type="string">
            <text:p>TÉCNICO D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1343.55" calcext:value-type="currency">
            <text:p>R$ 11.343,55</text:p>
          </table:table-cell>
          <table:table-cell office:value-type="currency" office:currency="BRL" office:value="3338.18" calcext:value-type="currency">
            <text:p>R$ 3.338,1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681.73" calcext:value-type="currency">
            <text:p>R$ 14.681,73</text:p>
          </table:table-cell>
          <table:table-cell office:value-type="currency" office:currency="BRL" office:value="1026.83" calcext:value-type="currency">
            <text:p>R$ 1.026,83</text:p>
          </table:table-cell>
          <table:table-cell office:value-type="currency" office:currency="BRL" office:value="2335.5" calcext:value-type="currency">
            <text:p>R$ 2.335,5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62.33" calcext:value-type="currency">
            <text:p>R$ 3.362,33</text:p>
          </table:table-cell>
          <table:table-cell office:value-type="currency" office:currency="BRL" office:value="11319.4" calcext:value-type="currency">
            <text:p>R$ 11.319,4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97</text:p>
          </table:table-cell>
          <table:table-cell office:value-type="string" calcext:value-type="string">
            <text:p>VALTER FERREIRA CORTE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36.41" calcext:value-type="currency">
            <text:p>R$ 1.636,4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4710.46" calcext:value-type="currency">
            <text:p>R$ 14.710,46</text:p>
          </table:table-cell>
          <table:table-cell office:value-type="currency" office:currency="BRL" office:value="1031.57" calcext:value-type="currency">
            <text:p>R$ 1.031,5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031.57" calcext:value-type="currency">
            <text:p>R$ 1.031,57</text:p>
          </table:table-cell>
          <table:table-cell office:value-type="currency" office:currency="BRL" office:value="13678.89" calcext:value-type="currency">
            <text:p>R$ 13.678,8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337</text:p>
          </table:table-cell>
          <table:table-cell office:value-type="string" calcext:value-type="string">
            <text:p>VASCO DA GAMA FERREIRA DO NASCIMENTO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262.66" calcext:value-type="currency">
            <text:p>R$ 262,6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771.74" calcext:value-type="currency">
            <text:p>R$ 12.771,74</text:p>
          </table:table-cell>
          <table:table-cell office:value-type="currency" office:currency="BRL" office:value="21275.69" calcext:value-type="currency">
            <text:p>R$ 21.275,69</text:p>
          </table:table-cell>
          <table:table-cell office:value-type="currency" office:currency="BRL" office:value="2128.08" calcext:value-type="currency">
            <text:p>R$ 2.128,08</text:p>
          </table:table-cell>
          <table:table-cell office:value-type="currency" office:currency="BRL" office:value="4321.42" calcext:value-type="currency">
            <text:p>R$ 4.321,4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342.43" calcext:value-type="currency">
            <text:p>R$ 9.342,43</text:p>
          </table:table-cell>
          <table:table-cell office:value-type="currency" office:currency="BRL" office:value="11933.26" calcext:value-type="currency">
            <text:p>R$ 11.933,2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346</text:p>
          </table:table-cell>
          <table:table-cell office:value-type="string" calcext:value-type="string">
            <text:p>VEIDA MARIA COSTA CAPONE</text:p>
          </table:table-cell>
          <table:table-cell office:value-type="string" calcext:value-type="string">
            <text:p>TÉCNICO ADMINISTRATIV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738.01" calcext:value-type="currency">
            <text:p>R$ 6.738,01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5895.58" calcext:value-type="currency">
            <text:p>R$ 25.895,58</text:p>
          </table:table-cell>
          <table:table-cell office:value-type="currency" office:currency="BRL" office:value="2877.12" calcext:value-type="currency">
            <text:p>R$ 2.877,12</text:p>
          </table:table-cell>
          <table:table-cell office:value-type="currency" office:currency="BRL" office:value="4910.48" calcext:value-type="currency">
            <text:p>R$ 4.910,4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787.6" calcext:value-type="currency">
            <text:p>R$ 7.787,60</text:p>
          </table:table-cell>
          <table:table-cell office:value-type="currency" office:currency="BRL" office:value="18107.98" calcext:value-type="currency">
            <text:p>R$ 18.107,9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2908</text:p>
          </table:table-cell>
          <table:table-cell office:value-type="string" calcext:value-type="string">
            <text:p>VENERANDA PIRES TEIXEIRA DE FREITAS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2890.37" calcext:value-type="currency">
            <text:p>R$ 2.890,37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13.86" calcext:value-type="currency">
            <text:p>R$ 1.413,86</text:p>
          </table:table-cell>
          <table:table-cell office:value-type="currency" office:currency="BRL" office:value="17029.13" calcext:value-type="currency">
            <text:p>R$ 17.029,13</text:p>
          </table:table-cell>
          <table:table-cell office:value-type="currency" office:currency="BRL" office:value="1414.15" calcext:value-type="currency">
            <text:p>R$ 1.414,15</text:p>
          </table:table-cell>
          <table:table-cell office:value-type="currency" office:currency="BRL" office:value="2822.38" calcext:value-type="currency">
            <text:p>R$ 2.822,3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36.53" calcext:value-type="currency">
            <text:p>R$ 4.236,53</text:p>
          </table:table-cell>
          <table:table-cell office:value-type="currency" office:currency="BRL" office:value="12792.6" calcext:value-type="currency">
            <text:p>R$ 12.792,6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92</text:p>
          </table:table-cell>
          <table:table-cell office:value-type="string" calcext:value-type="string">
            <text:p>VIRGINIA SANDOVAL CAMARGO</text:p>
          </table:table-cell>
          <table:table-cell office:value-type="string" calcext:value-type="string">
            <text:p>ANALISTA DO MPU/GESTÃO PÚBLICA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4647.93" calcext:value-type="currency">
            <text:p>R$ 4.647,9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67.08" calcext:value-type="currency">
            <text:p>R$ 2.167,08</text:p>
          </table:table-cell>
          <table:table-cell office:value-type="currency" office:currency="BRL" office:value="25660.96" calcext:value-type="currency">
            <text:p>R$ 25.660,96</text:p>
          </table:table-cell>
          <table:table-cell office:value-type="currency" office:currency="BRL" office:value="2838.4" calcext:value-type="currency">
            <text:p>R$ 2.838,40</text:p>
          </table:table-cell>
          <table:table-cell office:value-type="currency" office:currency="BRL" office:value="5380.2" calcext:value-type="currency">
            <text:p>R$ 5.380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218.6" calcext:value-type="currency">
            <text:p>R$ 8.218,60</text:p>
          </table:table-cell>
          <table:table-cell office:value-type="currency" office:currency="BRL" office:value="17442.36" calcext:value-type="currency">
            <text:p>R$ 17.442,3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3869</text:p>
          </table:table-cell>
          <table:table-cell office:value-type="string" calcext:value-type="string">
            <text:p>VIVIANE AMÉRICO DA CRUZ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851</text:p>
          </table:table-cell>
          <table:table-cell office:value-type="string" calcext:value-type="string">
            <text:p>WAGNER XAVIER</text:p>
          </table:table-cell>
          <table:table-cell office:value-type="string" calcext:value-type="string">
            <text:p>TÉCNICO DO MPU/SEGURANÇA INSTITUCIONAL E TRANSPORTE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13234.14" calcext:value-type="currency">
            <text:p>R$ 13.234,14</text:p>
          </table:table-cell>
          <table:table-cell office:value-type="currency" office:currency="BRL" office:value="789.98" calcext:value-type="currency">
            <text:p>R$ 789,98</text:p>
          </table:table-cell>
          <table:table-cell office:value-type="currency" office:currency="BRL" office:value="2035.2" calcext:value-type="currency">
            <text:p>R$ 2.035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25.18" calcext:value-type="currency">
            <text:p>R$ 2.825,18</text:p>
          </table:table-cell>
          <table:table-cell office:value-type="currency" office:currency="BRL" office:value="10408.96" calcext:value-type="currency">
            <text:p>R$ 10.408,9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771</text:p>
          </table:table-cell>
          <table:table-cell office:value-type="string" calcext:value-type="string">
            <text:p>WALDIR BRITO DE ARRUDA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2984.07" calcext:value-type="currency">
            <text:p>R$ 22.984,07</text:p>
          </table:table-cell>
          <table:table-cell office:value-type="currency" office:currency="BRL" office:value="586.99" calcext:value-type="currency">
            <text:p>R$ 586,9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01.3" calcext:value-type="currency">
            <text:p>R$ 2.101,30</text:p>
          </table:table-cell>
          <table:table-cell office:value-type="currency" office:currency="BRL" office:value="23571.06" calcext:value-type="currency">
            <text:p>R$ 23.571,06</text:p>
          </table:table-cell>
          <table:table-cell office:value-type="currency" office:currency="BRL" office:value="44.02" calcext:value-type="currency">
            <text:p>R$ 44,02</text:p>
          </table:table-cell>
          <table:table-cell office:value-type="currency" office:currency="BRL" office:value="5327.08" calcext:value-type="currency">
            <text:p>R$ 5.327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371.1" calcext:value-type="currency">
            <text:p>R$ 5.371,10</text:p>
          </table:table-cell>
          <table:table-cell office:value-type="currency" office:currency="BRL" office:value="18199.96" calcext:value-type="currency">
            <text:p>R$ 18.199,9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1086</text:p>
          </table:table-cell>
          <table:table-cell office:value-type="string" calcext:value-type="string">
            <text:p>WILLIAM FONSECA GUIMARÃES</text:p>
          </table:table-cell>
          <table:table-cell office:value-type="string" calcext:value-type="string">
            <text:p>ANALISTA DO MPU/DIREIT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013.03" calcext:value-type="currency">
            <text:p>R$ 21.013,03</text:p>
          </table:table-cell>
          <table:table-cell office:value-type="currency" office:currency="BRL" office:value="3749.29" calcext:value-type="currency">
            <text:p>R$ 3.749,2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4762.32" calcext:value-type="currency">
            <text:p>R$ 24.762,32</text:p>
          </table:table-cell>
          <table:table-cell office:value-type="currency" office:currency="BRL" office:value="2690.13" calcext:value-type="currency">
            <text:p>R$ 2.690,13</text:p>
          </table:table-cell>
          <table:table-cell office:value-type="currency" office:currency="BRL" office:value="4598.12" calcext:value-type="currency">
            <text:p>R$ 4.598,1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288.25" calcext:value-type="currency">
            <text:p>R$ 7.288,25</text:p>
          </table:table-cell>
          <table:table-cell office:value-type="currency" office:currency="BRL" office:value="17474.07" calcext:value-type="currency">
            <text:p>R$ 17.474,0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00814</text:p>
          </table:table-cell>
          <table:table-cell office:value-type="string" calcext:value-type="string">
            <text:p>ZELIA VENTURA DE CARVALHO</text:p>
          </table:table-cell>
          <table:table-cell office:value-type="string" calcext:value-type="string">
            <text:p>TÉCNICO DO MPU/ADMINISTRAÇÃO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074.05" calcext:value-type="currency">
            <text:p>R$ 13.074,05</text:p>
          </table:table-cell>
          <table:table-cell office:value-type="currency" office:currency="BRL" office:value="2943.73" calcext:value-type="currency">
            <text:p>R$ 2.943,73</text:p>
          </table:table-cell>
          <table:table-cell office:value-type="currency" office:currency="BRL" office:value="1331.52" calcext:value-type="currency">
            <text:p>R$ 1.331,52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413.86" calcext:value-type="currency">
            <text:p>R$ 1.413,86</text:p>
          </table:table-cell>
          <table:table-cell office:value-type="currency" office:currency="BRL" office:value="17349.3" calcext:value-type="currency">
            <text:p>R$ 17.349,30</text:p>
          </table:table-cell>
          <table:table-cell office:value-type="currency" office:currency="BRL" office:value="1466.98" calcext:value-type="currency">
            <text:p>R$ 1.466,98</text:p>
          </table:table-cell>
          <table:table-cell office:value-type="currency" office:currency="BRL" office:value="2948.04" calcext:value-type="currency">
            <text:p>R$ 2.948,0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415.02" calcext:value-type="currency">
            <text:p>R$ 4.415,02</text:p>
          </table:table-cell>
          <table:table-cell office:value-type="currency" office:currency="BRL" office:value="12934.28" calcext:value-type="currency">
            <text:p>R$ 12.934,28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1:15:39.5013523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01T11:28:10.902000000</meta:creation-date>
    <dc:date>2024-06-09T11:18:59.388494781</dc:date>
    <meta:editing-duration>PT4H31M50S</meta:editing-duration>
    <meta:editing-cycles>34</meta:editing-cycles>
    <meta:generator>LibreOffice/24.2.3.2$Linux_X86_64 LibreOffice_project/420$Build-2</meta:generator>
    <meta:document-statistic meta:table-count="1" meta:cell-count="3135" meta:object-count="0"/>
  </office:meta>
</office:document-meta>
</file>